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1" manifest:media-type=""/>
  <manifest:file-entry manifest:full-path="ObjectReplacements/Object 31" manifest:media-type=""/>
  <manifest:file-entry manifest:full-path="ObjectReplacements/Object 2" manifest:media-type=""/>
  <manifest:file-entry manifest:full-path="ObjectReplacements/Object 32" manifest:media-type=""/>
  <manifest:file-entry manifest:full-path="ObjectReplacements/Object 3" manifest:media-type=""/>
  <manifest:file-entry manifest:full-path="ObjectReplacements/Object 33" manifest:media-type=""/>
  <manifest:file-entry manifest:full-path="ObjectReplacements/Object 4" manifest:media-type=""/>
  <manifest:file-entry manifest:full-path="ObjectReplacements/Object 34" manifest:media-type=""/>
  <manifest:file-entry manifest:full-path="ObjectReplacements/Object 5" manifest:media-type=""/>
  <manifest:file-entry manifest:full-path="ObjectReplacements/Object 35" manifest:media-type=""/>
  <manifest:file-entry manifest:full-path="ObjectReplacements/Object 6" manifest:media-type=""/>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38" manifest:media-type=""/>
  <manifest:file-entry manifest:full-path="ObjectReplacements/Object 8" manifest:media-type=""/>
  <manifest:file-entry manifest:full-path="ObjectReplacements/Object 39"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Cambria Math" svg:font-family="'Cambria Math'" style:font-family-generic="roman" style:font-pitch="variable"/>
    <style:font-face style:name="F" svg:font-family="" style:font-family-generic="roman"/>
    <style:font-face style:name="F1" svg:font-family="" style:font-family-generic="system" style:font-pitch="variable"/>
    <style:font-face style:name="JetBrains Mono" svg:font-family="'JetBrains Mono'"/>
    <style:font-face style:name="JetBrains Mono1" svg:font-family="'JetBrains Mono'"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Monospac821 BT" svg:font-family="'Monospac821 BT'" style:font-family-generic="modern" style:font-pitch="fixed"/>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automatic-styles>
    <style:style style:name="Таблица1" style:family="table">
      <style:table-properties style:width="13.406cm" fo:margin-left="1.505cm" table:align="left" style:writing-mode="lr-tb"/>
    </style:style>
    <style:style style:name="Таблица1.A" style:family="table-column">
      <style:table-column-properties style:column-width="4.586cm"/>
    </style:style>
    <style:style style:name="Таблица1.B" style:family="table-column">
      <style:table-column-properties style:column-width="8.819cm"/>
    </style:style>
    <style:style style:name="Таблица1.A1" style:family="table-cell">
      <style:table-cell-properties style:vertical-align="middle" fo:padding-left="0.064cm" fo:padding-right="0.064cm" fo:padding-top="0.049cm" fo:padding-bottom="0.049cm" fo:border="0.05pt solid #000000"/>
    </style:style>
    <style:style style:name="Таблица1.B1" style:family="table-cell">
      <style:table-cell-properties style:vertical-align="middle" fo:padding-left="0cm" fo:padding-right="0.064cm" fo:padding-top="0.049cm" fo:padding-bottom="0.049cm" fo:border-left="none" fo:border-right="0.05pt solid #000000" fo:border-top="0.05pt solid #000000" fo:border-bottom="0.05pt solid #000000"/>
    </style:style>
    <style:style style:name="Таблица1.A2" style:family="table-cell">
      <style:table-cell-properties style:vertical-align="middle" fo:padding-left="0.064cm" fo:padding-right="0.064cm" fo:padding-top="0cm" fo:padding-bottom="0cm" fo:border-left="0.05pt solid #000000" fo:border-right="0.05pt solid #000000" fo:border-top="none" fo:border-bottom="none"/>
    </style:style>
    <style:style style:name="Таблица1.B2" style:family="table-cell">
      <style:table-cell-properties style:vertical-align="middle" fo:padding-left="0cm" fo:padding-right="0.064cm" fo:padding-top="0cm" fo:padding-bottom="0cm" fo:border-left="none" fo:border-right="0.05pt solid #000000" fo:border-top="none" fo:border-bottom="none"/>
    </style:style>
    <style:style style:name="Таблица1.A6" style:family="table-cell">
      <style:table-cell-properties style:vertical-align="middle" fo:background-color="#ffffff" fo:padding-left="0.064cm" fo:padding-right="0.064cm" fo:padding-top="0cm" fo:padding-bottom="0cm" fo:border-left="0.05pt solid #000000" fo:border-right="0.05pt solid #000000" fo:border-top="none" fo:border-bottom="none">
        <style:background-image/>
      </style:table-cell-properties>
    </style:style>
    <style:style style:name="Таблица1.A7" style:family="table-cell">
      <style:table-cell-properties style:vertical-align="middle" fo:padding-left="0.064cm" fo:padding-right="0.064cm" fo:padding-top="0cm" fo:padding-bottom="0.049cm" fo:border-left="0.05pt solid #000000" fo:border-right="0.05pt solid #000000" fo:border-top="none" fo:border-bottom="0.05pt solid #000000"/>
    </style:style>
    <style:style style:name="Таблица1.B7" style:family="table-cell">
      <style:table-cell-properties style:vertical-align="middle" fo:padding-left="0cm" fo:padding-right="0.064cm" fo:padding-top="0cm" fo:padding-bottom="0.049cm" fo:border-left="none" fo:border-right="0.05pt solid #000000" fo:border-top="none" fo:border-bottom="0.05pt solid #000000"/>
    </style:style>
    <style:style style:name="Таблица2" style:family="table">
      <style:table-properties style:width="13.453cm" fo:margin-left="1.457cm" table:align="left" style:writing-mode="lr-tb"/>
    </style:style>
    <style:style style:name="Таблица2.A" style:family="table-column">
      <style:table-column-properties style:column-width="4.634cm"/>
    </style:style>
    <style:style style:name="Таблица2.B" style:family="table-column">
      <style:table-column-properties style:column-width="8.819cm"/>
    </style:style>
    <style:style style:name="Таблица2.A1" style:family="table-cell">
      <style:table-cell-properties style:vertical-align="middle" fo:padding-left="0.064cm" fo:padding-right="0.064cm" fo:padding-top="0.049cm" fo:padding-bottom="0.049cm" fo:border="0.05pt solid #000000"/>
    </style:style>
    <style:style style:name="Таблица2.B1" style:family="table-cell">
      <style:table-cell-properties style:vertical-align="middle" fo:padding-left="0cm" fo:padding-right="0.064cm" fo:padding-top="0.049cm" fo:padding-bottom="0.049cm" fo:border-left="none" fo:border-right="0.05pt solid #000000" fo:border-top="0.05pt solid #000000" fo:border-bottom="0.05pt solid #000000"/>
    </style:style>
    <style:style style:name="Таблица2.A2" style:family="table-cell">
      <style:table-cell-properties style:vertical-align="middle" fo:padding-left="0.064cm" fo:padding-right="0.064cm" fo:padding-top="0cm" fo:padding-bottom="0cm" fo:border-left="0.05pt solid #000000" fo:border-right="0.05pt solid #000000" fo:border-top="none" fo:border-bottom="none"/>
    </style:style>
    <style:style style:name="Таблица2.B2" style:family="table-cell">
      <style:table-cell-properties style:vertical-align="middle" fo:padding-left="0cm" fo:padding-right="0.064cm" fo:padding-top="0cm" fo:padding-bottom="0cm" fo:border-left="none" fo:border-right="0.05pt solid #000000" fo:border-top="none" fo:border-bottom="none"/>
    </style:style>
    <style:style style:name="Таблица2.A6" style:family="table-cell">
      <style:table-cell-properties style:vertical-align="middle" fo:background-color="#ffffff" fo:padding-left="0.064cm" fo:padding-right="0.064cm" fo:padding-top="0cm" fo:padding-bottom="0cm" fo:border-left="0.05pt solid #000000" fo:border-right="0.05pt solid #000000" fo:border-top="none" fo:border-bottom="none">
        <style:background-image/>
      </style:table-cell-properties>
    </style:style>
    <style:style style:name="Таблица2.A7" style:family="table-cell">
      <style:table-cell-properties style:vertical-align="middle" fo:padding-left="0.064cm" fo:padding-right="0.064cm" fo:padding-top="0cm" fo:padding-bottom="0.049cm" fo:border-left="0.05pt solid #000000" fo:border-right="0.05pt solid #000000" fo:border-top="none" fo:border-bottom="0.05pt solid #000000"/>
    </style:style>
    <style:style style:name="Таблица2.B7" style:family="table-cell">
      <style:table-cell-properties style:vertical-align="middle" fo:padding-left="0cm" fo:padding-right="0.064cm" fo:padding-top="0cm" fo:padding-bottom="0.049cm" fo:border-left="none" fo:border-right="0.05pt solid #000000" fo:border-top="none" fo:border-bottom="0.05pt solid #000000"/>
    </style:style>
    <style:style style:name="P1" style:family="paragraph" style:parent-style-name="List_20_Paragraph" style:list-style-name="WWNum11">
      <style:paragraph-properties fo:margin-top="0cm" fo:margin-bottom="0.353cm" style:contextual-spacing="true" fo:line-height="115%" fo:orphans="2" fo:widows="2"/>
      <style:text-properties officeooo:paragraph-rsid="00173326"/>
    </style:style>
    <style:style style:name="P2" style:family="paragraph" style:parent-style-name="List_20_Paragraph" style:list-style-name="WWNum10">
      <style:paragraph-properties fo:margin-top="0cm" fo:margin-bottom="0.353cm" style:contextual-spacing="true" fo:line-height="115%" fo:orphans="2" fo:widows="2"/>
      <style:text-properties style:font-name="Times New Roman" fo:font-size="12pt" fo:language="zxx" fo:country="none" officeooo:paragraph-rsid="0016e20e" fo:background-color="transparent" style:font-name-asian="Times New Roman1" style:font-size-asian="12pt" style:language-asian="zxx" style:country-asian="none" style:font-name-complex="Times New Roman1" style:font-size-complex="12pt" style:language-complex="zxx" style:country-complex="none"/>
    </style:style>
    <style:style style:name="P3" style:family="paragraph" style:parent-style-name="List_20_Paragraph">
      <style:paragraph-properties fo:margin-left="0.635cm" fo:margin-right="0cm" fo:margin-top="0cm" fo:margin-bottom="0.353cm" style:contextual-spacing="true" fo:line-height="115%" fo:orphans="2" fo:widows="2" fo:text-indent="-0.635cm" style:auto-text-indent="false"/>
      <style:text-properties style:font-name="Times New Roman" fo:font-size="12pt" fo:language="zxx" fo:country="none" officeooo:paragraph-rsid="000a28f6" style:font-size-asian="12pt" style:language-asian="zxx" style:country-asian="none" style:font-name-complex="Times New Roman1" style:font-size-complex="12pt" style:language-complex="zxx" style:country-complex="none"/>
    </style:style>
    <style:style style:name="P4" style:family="paragraph" style:parent-style-name="List_20_Paragraph">
      <style:paragraph-properties fo:margin-left="0.635cm" fo:margin-right="0cm" fo:margin-top="0cm" fo:margin-bottom="0.353cm" style:contextual-spacing="true" fo:line-height="115%" fo:orphans="2" fo:widows="2" fo:text-indent="-0.635cm" style:auto-text-indent="false"/>
      <style:text-properties style:font-name="Times New Roman" fo:font-size="12pt" fo:language="zxx" fo:country="none" officeooo:paragraph-rsid="000f4476" style:font-size-asian="12pt" style:language-asian="zxx" style:country-asian="none" style:font-name-complex="Times New Roman1" style:font-size-complex="12pt" style:language-complex="zxx" style:country-complex="none"/>
    </style:style>
    <style:style style:name="P5" style:family="paragraph" style:parent-style-name="List_20_Paragraph" style:list-style-name="WWNum12">
      <style:paragraph-properties fo:margin-top="0cm" fo:margin-bottom="0.353cm" style:contextual-spacing="true" fo:line-height="115%" fo:orphans="2" fo:widows="2"/>
      <style:text-properties style:font-name="Times New Roman" fo:font-size="12pt" fo:language="zxx" fo:country="none" officeooo:paragraph-rsid="00109a7b" style:font-size-asian="12pt" style:language-asian="zxx" style:country-asian="none" style:font-name-complex="Times New Roman1" style:font-size-complex="12pt" style:language-complex="zxx" style:country-complex="none"/>
    </style:style>
    <style:style style:name="P6" style:family="paragraph" style:parent-style-name="List_20_Paragraph">
      <style:paragraph-properties fo:margin-top="0cm" fo:margin-bottom="0.353cm" style:contextual-spacing="true" fo:line-height="115%" fo:orphans="2" fo:widows="2"/>
      <style:text-properties style:font-name="Times New Roman" fo:font-size="12pt" fo:language="zxx" fo:country="none" officeooo:paragraph-rsid="00109a7b" style:font-size-asian="12pt" style:language-asian="zxx" style:country-asian="none" style:font-name-complex="Times New Roman1" style:font-size-complex="12pt" style:language-complex="zxx" style:country-complex="none"/>
    </style:style>
    <style:style style:name="P7" style:family="paragraph" style:parent-style-name="List_20_Paragraph">
      <style:paragraph-properties fo:margin-left="0.635cm" fo:margin-right="0cm" fo:text-indent="-0.501cm" style:auto-text-indent="false"/>
      <style:text-properties fo:font-size="12pt" fo:language="zxx" fo:country="none" officeooo:paragraph-rsid="0005cceb" style:font-size-asian="12pt" style:language-asian="zxx" style:country-asian="none" style:font-size-complex="12pt" style:language-complex="zxx" style:country-complex="none"/>
    </style:style>
    <style:style style:name="P8" style:family="paragraph" style:parent-style-name="List_20_Paragraph" style:list-style-name="WWNum4">
      <style:paragraph-properties fo:margin-left="0.635cm" fo:margin-right="0cm" fo:margin-top="0cm" fo:margin-bottom="0.353cm" style:contextual-spacing="true" fo:line-height="115%" fo:orphans="2" fo:widows="2" fo:text-indent="-0.635cm" style:auto-text-indent="false"/>
      <style:text-properties fo:language="zxx" fo:country="none" officeooo:paragraph-rsid="00047f62" style:language-asian="zxx" style:country-asian="none" style:language-complex="zxx" style:country-complex="none"/>
    </style:style>
    <style:style style:name="P9" style:family="paragraph" style:parent-style-name="List_20_Paragraph" style:list-style-name="WWNum4">
      <style:paragraph-properties fo:margin-left="1.397cm" fo:margin-right="0cm" fo:margin-top="0cm" fo:margin-bottom="0.353cm" style:contextual-spacing="true" fo:line-height="115%" fo:orphans="2" fo:widows="2" fo:text-indent="-0.762cm" style:auto-text-indent="false"/>
      <style:text-properties fo:language="zxx" fo:country="none" officeooo:paragraph-rsid="00047f62" style:language-asian="zxx" style:country-asian="none" style:language-complex="zxx" style:country-complex="none"/>
    </style:style>
    <style:style style:name="P10" style:family="paragraph" style:parent-style-name="List_20_Paragraph" style:list-style-name="WWNum4">
      <style:paragraph-properties fo:margin-left="2.159cm" fo:margin-right="0cm" fo:margin-top="0cm" fo:margin-bottom="0.353cm" style:contextual-spacing="true" fo:line-height="115%" fo:orphans="2" fo:widows="2" fo:text-indent="-0.889cm" style:auto-text-indent="false"/>
      <style:text-properties fo:language="zxx" fo:country="none" officeooo:paragraph-rsid="00047f62" style:language-asian="zxx" style:country-asian="none" style:language-complex="zxx" style:country-complex="none"/>
    </style:style>
    <style:style style:name="P11" style:family="paragraph" style:parent-style-name="List_20_Paragraph" style:list-style-name="WWNum4">
      <style:paragraph-properties fo:margin-left="0.635cm" fo:margin-right="0cm" fo:margin-top="0cm" fo:margin-bottom="0.353cm" style:contextual-spacing="true" fo:line-height="115%" fo:orphans="2" fo:widows="2" fo:text-indent="-0.635cm" style:auto-text-indent="false"/>
      <style:text-properties fo:language="zxx" fo:country="none" officeooo:paragraph-rsid="0005cceb" style:language-asian="zxx" style:country-asian="none" style:language-complex="zxx" style:country-complex="none"/>
    </style:style>
    <style:style style:name="P12" style:family="paragraph" style:parent-style-name="List_20_Paragraph">
      <style:paragraph-properties fo:margin-left="0.635cm" fo:margin-right="0cm" fo:margin-top="0cm" fo:margin-bottom="0.353cm" style:contextual-spacing="true" fo:line-height="115%" fo:orphans="2" fo:widows="2" fo:text-indent="-0.635cm" style:auto-text-indent="false"/>
      <style:text-properties fo:language="zxx" fo:country="none" officeooo:paragraph-rsid="00047f62" style:language-asian="zxx" style:country-asian="none" style:language-complex="zxx" style:country-complex="none"/>
    </style:style>
    <style:style style:name="P13" style:family="paragraph" style:parent-style-name="List_20_Paragraph" style:list-style-name="WWNum5">
      <style:paragraph-properties fo:margin-left="1.251cm" fo:margin-right="0cm" fo:margin-top="0cm" fo:margin-bottom="0.353cm" style:contextual-spacing="true" fo:line-height="115%" fo:orphans="2" fo:widows="2" fo:text-indent="-0.635cm" style:auto-text-indent="false"/>
      <style:text-properties fo:language="zxx" fo:country="none" officeooo:paragraph-rsid="0005cceb" style:language-asian="zxx" style:country-asian="none" style:language-complex="zxx" style:country-complex="none"/>
    </style:style>
    <style:style style:name="P14" style:family="paragraph" style:parent-style-name="List_20_Paragraph" style:list-style-name="WWNum6">
      <style:paragraph-properties fo:margin-left="1.251cm" fo:margin-right="0cm" fo:margin-top="0cm" fo:margin-bottom="0.353cm" style:contextual-spacing="true" fo:line-height="115%" fo:orphans="2" fo:widows="2" fo:text-indent="-0.635cm" style:auto-text-indent="false"/>
      <style:text-properties fo:language="zxx" fo:country="none" officeooo:paragraph-rsid="0005cceb" style:language-asian="zxx" style:country-asian="none" style:language-complex="zxx" style:country-complex="none"/>
    </style:style>
    <style:style style:name="P15" style:family="paragraph" style:parent-style-name="List_20_Paragraph" style:list-style-name="WWNum10">
      <style:paragraph-properties fo:margin-top="0cm" fo:margin-bottom="0.353cm" style:contextual-spacing="true" fo:line-height="115%" fo:orphans="2" fo:widows="2"/>
      <style:text-properties fo:language="zxx" fo:country="none" officeooo:paragraph-rsid="0016e20e" style:language-asian="zxx" style:country-asian="none" style:language-complex="zxx" style:country-complex="none"/>
    </style:style>
    <style:style style:name="P16" style:family="paragraph" style:parent-style-name="List_20_Paragraph" style:list-style-name="WWNum12">
      <style:paragraph-properties fo:margin-top="0cm" fo:margin-bottom="0.353cm" style:contextual-spacing="true" fo:line-height="115%" fo:orphans="2" fo:widows="2"/>
      <style:text-properties fo:language="zxx" fo:country="none" officeooo:paragraph-rsid="00109a7b" style:language-asian="zxx" style:country-asian="none" style:language-complex="zxx" style:country-complex="none"/>
    </style:style>
    <style:style style:name="P17" style:family="paragraph" style:parent-style-name="List_20_Paragraph" style:list-style-name="WWNum12">
      <style:paragraph-properties fo:margin-top="0cm" fo:margin-bottom="0.353cm" style:contextual-spacing="true" fo:line-height="115%" fo:orphans="2" fo:widows="2"/>
      <style:text-properties fo:language="zxx" fo:country="none" officeooo:paragraph-rsid="001ae1b2" style:language-asian="zxx" style:country-asian="none" style:language-complex="zxx" style:country-complex="none"/>
    </style:style>
    <style:style style:name="P18" style:family="paragraph" style:parent-style-name="List_20_Paragraph">
      <style:paragraph-properties fo:margin-left="0.635cm" fo:margin-right="0cm" fo:text-indent="-0.501cm" style:auto-text-indent="false"/>
      <style:text-properties fo:language="zxx" fo:country="none" officeooo:paragraph-rsid="0005cceb" style:language-asian="zxx" style:country-asian="none" style:language-complex="zxx" style:country-complex="none"/>
    </style:style>
    <style:style style:name="P19" style:family="paragraph" style:parent-style-name="List_20_Paragraph">
      <style:paragraph-properties fo:margin-left="0cm" fo:margin-right="0cm" fo:text-indent="-0.501cm" style:auto-text-indent="false"/>
      <style:text-properties fo:language="zxx" fo:country="none" officeooo:paragraph-rsid="0005cceb" style:language-asian="zxx" style:country-asian="none" style:language-complex="zxx" style:country-complex="none"/>
    </style:style>
    <style:style style:name="P20" style:family="paragraph" style:parent-style-name="Standard">
      <style:paragraph-properties fo:margin-left="0cm" fo:margin-right="0cm" fo:margin-top="0cm" fo:margin-bottom="0.353cm" style:contextual-spacing="true" fo:line-height="115%" fo:orphans="2" fo:widows="2" fo:text-indent="-0.501cm" style:auto-text-indent="false"/>
      <style:text-properties officeooo:paragraph-rsid="00240b06"/>
    </style:style>
    <style:style style:name="P21" style:family="paragraph" style:parent-style-name="Standard">
      <style:paragraph-properties fo:text-align="center" style:justify-single-word="false"/>
      <style:text-properties officeooo:paragraph-rsid="002750b4"/>
    </style:style>
    <style:style style:name="P22" style:family="paragraph" style:parent-style-name="Standard">
      <style:paragraph-properties fo:margin-left="1.251cm" fo:margin-right="0cm" fo:margin-top="0cm" fo:margin-bottom="0.353cm" style:contextual-spacing="true" fo:line-height="115%" fo:orphans="2" fo:widows="2" fo:text-indent="-0.501cm" style:auto-text-indent="false"/>
      <style:text-properties style:font-name="Times New Roman" fo:font-size="12pt" fo:language="zxx" fo:country="none" officeooo:paragraph-rsid="00137200" style:font-size-asian="12pt" style:language-asian="zxx" style:country-asian="none" style:font-name-complex="Times New Roman1" style:font-size-complex="12pt" style:language-complex="zxx" style:country-complex="none"/>
    </style:style>
    <style:style style:name="P23" style:family="paragraph" style:parent-style-name="Standard">
      <style:paragraph-properties fo:margin-left="1.251cm" fo:margin-right="0cm" fo:margin-top="0cm" fo:margin-bottom="0.353cm" style:contextual-spacing="true" fo:line-height="115%" fo:orphans="2" fo:widows="2" fo:text-indent="-0.501cm" style:auto-text-indent="false"/>
      <style:text-properties style:font-name="Times New Roman" fo:font-size="12pt" fo:language="zxx" fo:country="none" officeooo:paragraph-rsid="001cac0b" style:font-size-asian="12pt" style:language-asian="zxx" style:country-asian="none" style:font-name-complex="Times New Roman1" style:font-size-complex="12pt" style:language-complex="zxx" style:country-complex="none"/>
    </style:style>
    <style:style style:name="P24" style:family="paragraph" style:parent-style-name="Standard">
      <style:paragraph-properties fo:margin-left="0cm" fo:margin-right="0cm" fo:margin-top="0cm" fo:margin-bottom="0.353cm" style:contextual-spacing="true" fo:line-height="115%" fo:orphans="2" fo:widows="2" fo:text-indent="-0.501cm" style:auto-text-indent="false"/>
      <style:text-properties style:font-name="Times New Roman" fo:font-size="12pt" fo:language="zxx" fo:country="none" officeooo:paragraph-rsid="00240b06" style:font-size-asian="12pt" style:language-asian="zxx" style:country-asian="none" style:font-name-complex="Times New Roman1" style:font-size-complex="12pt" style:language-complex="zxx" style:country-complex="none"/>
    </style:style>
    <style:style style:name="P25" style:family="paragraph" style:parent-style-name="Standard">
      <style:paragraph-properties fo:margin-left="0cm" fo:margin-right="0cm" fo:margin-top="0cm" fo:margin-bottom="0.353cm" style:contextual-spacing="true" fo:line-height="115%" fo:orphans="2" fo:widows="2" fo:text-indent="-0.501cm" style:auto-text-indent="false"/>
      <style:text-properties style:font-name="Times New Roman" fo:font-size="12pt" fo:language="zxx" fo:country="none" officeooo:paragraph-rsid="00252c22" style:font-size-asian="12pt" style:language-asian="zxx" style:country-asian="none" style:font-name-complex="Times New Roman1" style:font-size-complex="12pt" style:language-complex="zxx" style:country-complex="none"/>
    </style:style>
    <style:style style:name="P26" style:family="paragraph" style:parent-style-name="Standard">
      <style:paragraph-properties fo:margin-left="0cm" fo:margin-right="0cm" fo:margin-top="0cm" fo:margin-bottom="0.353cm" style:contextual-spacing="true" fo:line-height="115%" fo:orphans="2" fo:widows="2" fo:text-indent="-0.501cm" style:auto-text-indent="false"/>
      <style:text-properties style:font-name="Times New Roman" fo:font-size="12pt" fo:language="zxx" fo:country="none" officeooo:rsid="00251d4e" officeooo:paragraph-rsid="00251d4e" style:font-size-asian="12pt" style:language-asian="zxx" style:country-asian="none" style:font-name-complex="Times New Roman1" style:font-size-complex="12pt" style:language-complex="zxx" style:country-complex="none"/>
    </style:style>
    <style:style style:name="P27" style:family="paragraph" style:parent-style-name="Standard">
      <style:paragraph-properties fo:margin-left="0cm" fo:margin-right="0cm" fo:margin-top="0cm" fo:margin-bottom="0.353cm" style:contextual-spacing="true" fo:line-height="115%" fo:orphans="2" fo:widows="2" fo:text-indent="-0.501cm" style:auto-text-indent="false"/>
      <style:text-properties style:font-name="Times New Roman" fo:font-size="12pt" fo:language="zxx" fo:country="none" officeooo:rsid="00251d4e" officeooo:paragraph-rsid="00252c22" style:font-size-asian="12pt" style:language-asian="zxx" style:country-asian="none" style:font-name-complex="Times New Roman1" style:font-size-complex="12pt" style:language-complex="zxx" style:country-complex="none"/>
    </style:style>
    <style:style style:name="P28" style:family="paragraph" style:parent-style-name="Standard">
      <style:paragraph-properties fo:margin-left="0cm" fo:margin-right="0cm" fo:margin-top="0cm" fo:margin-bottom="0.353cm" style:contextual-spacing="true" fo:line-height="115%" fo:orphans="2" fo:widows="2" fo:text-indent="-0.501cm" style:auto-text-indent="false"/>
      <style:text-properties style:font-name="Times New Roman" fo:font-size="12pt" fo:language="zxx" fo:country="none" officeooo:rsid="00251d4e" officeooo:paragraph-rsid="002bbcdb" style:font-size-asian="12pt" style:language-asian="zxx" style:country-asian="none" style:font-name-complex="Times New Roman1" style:font-size-complex="12pt" style:language-complex="zxx" style:country-complex="none"/>
    </style:style>
    <style:style style:name="P29" style:family="paragraph" style:parent-style-name="Standard">
      <style:paragraph-properties fo:margin-left="0cm" fo:margin-right="0cm" fo:margin-top="0cm" fo:margin-bottom="0.353cm" style:contextual-spacing="true" fo:line-height="115%" fo:orphans="2" fo:widows="2" fo:text-indent="-0.501cm" style:auto-text-indent="false"/>
      <style:text-properties style:font-name="Times New Roman" fo:font-size="12pt" fo:language="zxx" fo:country="none" officeooo:rsid="00251d4e" officeooo:paragraph-rsid="002d8136" style:font-size-asian="12pt" style:language-asian="zxx" style:country-asian="none" style:font-name-complex="Times New Roman1" style:font-size-complex="12pt" style:language-complex="zxx" style:country-complex="none"/>
    </style:style>
    <style:style style:name="P30" style:family="paragraph" style:parent-style-name="Standard">
      <style:paragraph-properties fo:margin-top="0.101cm" fo:margin-bottom="0.101cm" style:contextual-spacing="false" fo:line-height="100%"/>
      <style:text-properties officeooo:paragraph-rsid="002750b4"/>
    </style:style>
    <style:style style:name="P31" style:family="paragraph" style:parent-style-name="Standard">
      <style:paragraph-properties fo:margin-left="2.958cm" fo:margin-right="1.803cm" fo:margin-top="0.129cm" fo:margin-bottom="0.282cm" style:contextual-spacing="false" fo:line-height="98%" fo:text-align="center" style:justify-single-word="false" fo:text-indent="0cm" style:auto-text-indent="false"/>
      <style:text-properties fo:language="zxx" fo:country="none" officeooo:paragraph-rsid="00047f62" style:language-asian="zxx" style:country-asian="none" style:language-complex="zxx" style:country-complex="none"/>
    </style:style>
    <style:style style:name="P32" style:family="paragraph" style:parent-style-name="Standard">
      <style:paragraph-properties fo:margin-left="2.041cm" fo:margin-right="0.88cm" fo:line-height="98%" fo:text-align="center" style:justify-single-word="false" fo:text-indent="0cm" style:auto-text-indent="false"/>
      <style:text-properties fo:language="zxx" fo:country="none" officeooo:paragraph-rsid="00047f62" style:language-asian="zxx" style:country-asian="none" style:language-complex="zxx" style:country-complex="none"/>
    </style:style>
    <style:style style:name="P33" style:family="paragraph" style:parent-style-name="Standard">
      <style:paragraph-properties fo:margin-left="1.983cm" fo:margin-right="0.88cm" fo:line-height="103%" fo:text-align="center" style:justify-single-word="false" fo:text-indent="0cm" style:auto-text-indent="false"/>
      <style:text-properties fo:language="zxx" fo:country="none" officeooo:paragraph-rsid="00047f62" style:language-asian="zxx" style:country-asian="none" style:language-complex="zxx" style:country-complex="none"/>
    </style:style>
    <style:style style:name="P34" style:family="paragraph" style:parent-style-name="Standard">
      <style:paragraph-properties fo:margin-left="3.778cm" fo:margin-right="2.584cm" fo:line-height="95%" fo:text-align="center" style:justify-single-word="false" fo:text-indent="1.743cm" style:auto-text-indent="false"/>
      <style:text-properties fo:language="zxx" fo:country="none" officeooo:paragraph-rsid="00047f62" style:language-asian="zxx" style:country-asian="none" style:language-complex="zxx" style:country-complex="none"/>
    </style:style>
    <style:style style:name="P35" style:family="paragraph" style:parent-style-name="Standard">
      <style:paragraph-properties fo:margin-left="2.958cm" fo:margin-right="1.803cm" fo:line-height="0.723cm" fo:text-align="center" style:justify-single-word="false" fo:text-indent="0cm" style:auto-text-indent="false"/>
      <style:text-properties fo:language="zxx" fo:country="none" officeooo:paragraph-rsid="00047f62" style:language-asian="zxx" style:country-asian="none" style:language-complex="zxx" style:country-complex="none"/>
    </style:style>
    <style:style style:name="P36" style:family="paragraph" style:parent-style-name="Standard">
      <style:paragraph-properties fo:margin-left="0cm" fo:margin-right="0cm" fo:text-align="center" style:justify-single-word="false" fo:text-indent="1.251cm" style:auto-text-indent="false"/>
      <style:text-properties fo:language="zxx" fo:country="none" officeooo:paragraph-rsid="00047f62" style:language-asian="zxx" style:country-asian="none" style:language-complex="zxx" style:country-complex="none"/>
    </style:style>
    <style:style style:name="P37" style:family="paragraph" style:parent-style-name="Standard">
      <style:paragraph-properties fo:margin-left="0cm" fo:margin-right="0cm" fo:text-indent="1.251cm" style:auto-text-indent="false"/>
      <style:text-properties fo:language="zxx" fo:country="none" officeooo:paragraph-rsid="00047f62" style:language-asian="zxx" style:country-asian="none" style:language-complex="zxx" style:country-complex="none"/>
    </style:style>
    <style:style style:name="P38" style:family="paragraph" style:parent-style-name="Standard">
      <style:text-properties fo:language="zxx" fo:country="none" officeooo:paragraph-rsid="000a28f6" style:language-asian="zxx" style:country-asian="none" style:language-complex="zxx" style:country-complex="none"/>
    </style:style>
    <style:style style:name="P39" style:family="paragraph" style:parent-style-name="Standard">
      <style:text-properties fo:language="zxx" fo:country="none" officeooo:paragraph-rsid="0016e20e" style:language-asian="zxx" style:country-asian="none" style:language-complex="zxx" style:country-complex="none"/>
    </style:style>
    <style:style style:name="P40" style:family="paragraph" style:parent-style-name="Standard">
      <style:paragraph-properties fo:margin-left="0cm" fo:margin-right="0cm" fo:text-indent="0cm" style:auto-text-indent="false"/>
      <style:text-properties fo:language="zxx" fo:country="none" officeooo:paragraph-rsid="00137200" style:language-asian="zxx" style:country-asian="none" style:language-complex="zxx" style:country-complex="none"/>
    </style:style>
    <style:style style:name="P41" style:family="paragraph" style:parent-style-name="Standard">
      <style:paragraph-properties fo:break-before="page"/>
      <style:text-properties fo:language="zxx" fo:country="none" officeooo:paragraph-rsid="00161c41" style:language-asian="zxx" style:country-asian="none" style:language-complex="zxx" style:country-complex="none"/>
    </style:style>
    <style:style style:name="P42" style:family="paragraph" style:parent-style-name="Standard">
      <style:text-properties fo:language="zxx" fo:country="none" officeooo:paragraph-rsid="00161c41" style:language-asian="zxx" style:country-asian="none" style:language-complex="zxx" style:country-complex="none"/>
    </style:style>
    <style:style style:name="P43" style:family="paragraph" style:parent-style-name="Standard">
      <style:paragraph-properties fo:margin-left="0.501cm" fo:margin-right="0cm" fo:text-indent="0cm" style:auto-text-indent="false"/>
      <style:text-properties fo:language="zxx" fo:country="none" officeooo:paragraph-rsid="00161c41" style:language-asian="zxx" style:country-asian="none" style:language-complex="zxx" style:country-complex="none"/>
    </style:style>
    <style:style style:name="P44" style:family="paragraph" style:parent-style-name="Standard">
      <style:paragraph-properties fo:margin-top="0cm" fo:margin-bottom="0cm" style:contextual-spacing="false" fo:line-height="100%"/>
      <style:text-properties fo:language="zxx" fo:country="none" officeooo:paragraph-rsid="00161c41" style:language-asian="zxx" style:country-asian="none" style:language-complex="zxx" style:country-complex="none"/>
    </style:style>
    <style:style style:name="P45" style:family="paragraph" style:parent-style-name="Standard">
      <style:paragraph-properties fo:margin-left="0.501cm" fo:margin-right="0cm" fo:margin-top="0cm" fo:margin-bottom="0cm" style:contextual-spacing="false" fo:line-height="100%" fo:text-indent="0cm" style:auto-text-indent="false"/>
      <style:text-properties fo:language="zxx" fo:country="none" officeooo:paragraph-rsid="00161c41" style:language-asian="zxx" style:country-asian="none" style:language-complex="zxx" style:country-complex="none"/>
    </style:style>
    <style:style style:name="P46" style:family="paragraph" style:parent-style-name="Standard">
      <style:paragraph-properties fo:margin-left="1.251cm" fo:margin-right="0cm" fo:text-indent="0cm" style:auto-text-indent="false"/>
      <style:text-properties fo:language="zxx" fo:country="none" officeooo:paragraph-rsid="001cac0b" style:language-asian="zxx" style:country-asian="none" style:language-complex="zxx" style:country-complex="none"/>
    </style:style>
    <style:style style:name="P47" style:family="paragraph" style:parent-style-name="Standard">
      <style:paragraph-properties fo:margin-left="1.251cm" fo:margin-right="0cm" fo:text-indent="0cm" style:auto-text-indent="false"/>
      <style:text-properties fo:language="zxx" fo:country="none" officeooo:paragraph-rsid="001e9066" style:language-asian="zxx" style:country-asian="none" style:language-complex="zxx" style:country-complex="none"/>
    </style:style>
    <style:style style:name="P48" style:family="paragraph" style:parent-style-name="Standard">
      <style:text-properties officeooo:paragraph-rsid="00173326"/>
    </style:style>
    <style:style style:name="P49" style:family="paragraph" style:parent-style-name="Standard">
      <style:text-properties officeooo:paragraph-rsid="0017862a"/>
    </style:style>
    <style:style style:name="P50" style:family="paragraph" style:parent-style-name="Standard">
      <style:text-properties officeooo:paragraph-rsid="00190b72"/>
    </style:style>
    <style:style style:name="P51" style:family="paragraph" style:parent-style-name="Standard">
      <style:paragraph-properties fo:margin-left="0cm" fo:margin-right="0cm" fo:margin-top="0cm" fo:margin-bottom="0.353cm" style:contextual-spacing="true" fo:line-height="115%" fo:orphans="2" fo:widows="2" fo:text-indent="-0.501cm" style:auto-text-indent="false"/>
      <style:text-properties style:text-position="0% 100%" style:font-name="Times New Roman" fo:font-size="12pt" fo:language="zxx" fo:country="none" officeooo:rsid="00251d4e" officeooo:paragraph-rsid="00251d4e" style:font-size-asian="12pt" style:language-asian="zxx" style:country-asian="none" style:font-name-complex="Times New Roman1" style:font-size-complex="12pt" style:language-complex="zxx" style:country-complex="none"/>
    </style:style>
    <style:style style:name="P52" style:family="paragraph" style:parent-style-name="Standard">
      <style:paragraph-properties fo:margin-left="0cm" fo:margin-right="0cm" fo:margin-top="0cm" fo:margin-bottom="0.353cm" style:contextual-spacing="true" fo:line-height="115%" fo:orphans="2" fo:widows="2" fo:text-indent="-0.501cm" style:auto-text-indent="false"/>
      <style:text-properties style:text-position="0% 100%" style:font-name="Times New Roman" fo:font-size="12pt" fo:language="zxx" fo:country="none" officeooo:rsid="00251d4e" officeooo:paragraph-rsid="00252c22" style:font-size-asian="12pt" style:language-asian="zxx" style:country-asian="none" style:font-name-complex="Times New Roman1" style:font-size-complex="12pt" style:language-complex="zxx" style:country-complex="none"/>
    </style:style>
    <style:style style:name="P53" style:family="paragraph" style:parent-style-name="Standard">
      <style:paragraph-properties fo:margin-left="0cm" fo:margin-right="0cm" fo:margin-top="0cm" fo:margin-bottom="0.353cm" style:contextual-spacing="true" fo:line-height="115%" fo:orphans="2" fo:widows="2" fo:text-indent="-0.501cm" style:auto-text-indent="false"/>
      <style:text-properties style:text-position="0% 100%" style:font-name="Times New Roman" fo:font-size="12pt" fo:language="zxx" fo:country="none" officeooo:rsid="00251d4e" officeooo:paragraph-rsid="002bbcdb" style:font-size-asian="12pt" style:language-asian="zxx" style:country-asian="none" style:font-name-complex="Times New Roman1" style:font-size-complex="12pt" style:language-complex="zxx" style:country-complex="none"/>
    </style:style>
    <style:style style:name="P54" style:family="paragraph" style:parent-style-name="Standard">
      <style:paragraph-properties fo:margin-left="0cm" fo:margin-right="0cm" fo:margin-top="0cm" fo:margin-bottom="0.353cm" style:contextual-spacing="true" fo:line-height="115%" fo:orphans="2" fo:widows="2" fo:text-indent="-0.501cm" style:auto-text-indent="false"/>
      <style:text-properties style:text-position="0% 100%" style:font-name="Times New Roman" fo:font-size="12pt" fo:language="zxx" fo:country="none" officeooo:rsid="00251d4e" officeooo:paragraph-rsid="002d8136" style:font-size-asian="12pt" style:language-asian="zxx" style:country-asian="none" style:font-name-complex="Times New Roman1" style:font-size-complex="12pt" style:language-complex="zxx" style:country-complex="none"/>
    </style:style>
    <style:style style:name="P55" style:family="paragraph" style:parent-style-name="Standard">
      <style:paragraph-properties fo:margin-left="0cm" fo:margin-right="0cm" fo:text-indent="0cm" style:auto-text-indent="false"/>
      <style:text-properties style:text-position="0% 100%" style:font-name="Times New Roman" fo:font-size="12pt" fo:language="zxx" fo:country="none" officeooo:rsid="00251d4e" officeooo:paragraph-rsid="002bbcdb" style:font-size-asian="12pt" style:language-asian="zxx" style:country-asian="none" style:font-name-complex="Times New Roman1" style:font-size-complex="12pt" style:language-complex="zxx" style:country-complex="none"/>
    </style:style>
    <style:style style:name="P56" style:family="paragraph" style:parent-style-name="Standard">
      <style:paragraph-properties fo:margin-left="0cm" fo:margin-right="0cm" fo:margin-top="0cm" fo:margin-bottom="0.353cm" style:contextual-spacing="true" fo:line-height="115%" fo:orphans="2" fo:widows="2" fo:text-indent="-0.501cm" style:auto-text-indent="false"/>
      <style:text-properties style:text-position="0% 100%" style:font-name="Times New Roman" fo:font-size="12pt" fo:language="zxx" fo:country="none" officeooo:rsid="002daf23" officeooo:paragraph-rsid="002daf23" style:font-size-asian="12pt" style:language-asian="zxx" style:country-asian="none" style:font-name-complex="Times New Roman1" style:font-size-complex="12pt" style:language-complex="zxx" style:country-complex="none"/>
    </style:style>
    <style:style style:name="P57" style:family="paragraph" style:parent-style-name="Standard">
      <style:paragraph-properties fo:margin-left="0cm" fo:margin-right="0cm" fo:margin-top="0cm" fo:margin-bottom="0.353cm" style:contextual-spacing="true" fo:line-height="115%" fo:orphans="2" fo:widows="2" fo:text-indent="-0.501cm" style:auto-text-indent="false"/>
      <style:text-properties style:text-position="0% 100%" style:font-name="Times New Roman" fo:font-size="12pt" fo:language="ru" fo:country="RU" officeooo:rsid="002daf23" officeooo:paragraph-rsid="002daf23" style:font-size-asian="12pt" style:language-asian="zxx" style:country-asian="none" style:font-name-complex="Times New Roman1" style:font-size-complex="12pt" style:language-complex="zxx" style:country-complex="none"/>
    </style:style>
    <style:style style:name="P58" style:family="paragraph" style:parent-style-name="Standard">
      <style:text-properties officeooo:paragraph-rsid="002750b4"/>
    </style:style>
    <style:style style:name="P59" style:family="paragraph" style:parent-style-name="Standard">
      <style:paragraph-properties fo:text-align="center" style:justify-single-word="false"/>
      <style:text-properties fo:language="en" fo:country="US" officeooo:rsid="002750b4" officeooo:paragraph-rsid="002750b4"/>
    </style:style>
    <style:style style:name="P60" style:family="paragraph" style:parent-style-name="Standard">
      <style:text-properties officeooo:paragraph-rsid="002bbcdb"/>
    </style:style>
    <style:style style:name="P61" style:family="paragraph" style:parent-style-name="Standard">
      <style:text-properties officeooo:paragraph-rsid="002daf23"/>
    </style:style>
    <style:style style:name="P62" style:family="paragraph" style:parent-style-name="Table_20_Contents">
      <style:paragraph-properties fo:text-align="center" style:justify-single-word="false"/>
    </style:style>
    <style:style style:name="P63" style:family="paragraph" style:parent-style-name="Text_20_body">
      <style:paragraph-properties fo:margin-top="0.018cm" fo:margin-bottom="0cm" style:contextual-spacing="false"/>
      <style:text-properties fo:font-size="10.5pt" fo:language="zxx" fo:country="none" fo:font-weight="bold" officeooo:paragraph-rsid="00047f62" style:font-size-asian="10.5pt" style:language-asian="zxx" style:country-asian="none" style:font-weight-asian="bold" style:language-complex="zxx" style:country-complex="none"/>
    </style:style>
    <style:style style:name="P64" style:family="paragraph" style:parent-style-name="Text_20_body">
      <style:text-properties fo:font-size="13pt" fo:language="zxx" fo:country="none" officeooo:paragraph-rsid="00047f62" style:font-size-asian="13pt" style:language-asian="zxx" style:country-asian="none" style:language-complex="zxx" style:country-complex="none"/>
    </style:style>
    <style:style style:name="P65" style:family="paragraph" style:parent-style-name="Text_20_body">
      <style:text-properties fo:font-size="15pt" fo:language="zxx" fo:country="none" officeooo:paragraph-rsid="00047f62" style:font-size-asian="15pt" style:language-asian="zxx" style:country-asian="none" style:language-complex="zxx" style:country-complex="none"/>
    </style:style>
    <style:style style:name="P66" style:family="paragraph" style:parent-style-name="Text_20_body">
      <style:paragraph-properties fo:margin-top="0.018cm" fo:margin-bottom="0cm" style:contextual-spacing="false"/>
      <style:text-properties fo:font-size="18.5pt" fo:language="zxx" fo:country="none" officeooo:paragraph-rsid="00047f62" style:font-size-asian="18.5pt" style:language-asian="zxx" style:country-asian="none" style:language-complex="zxx" style:country-complex="none"/>
    </style:style>
    <style:style style:name="P67" style:family="paragraph" style:parent-style-name="Text_20_body">
      <style:paragraph-properties fo:margin-top="0.004cm" fo:margin-bottom="0cm" style:contextual-spacing="false"/>
      <style:text-properties fo:font-size="14.5pt" fo:language="zxx" fo:country="none" officeooo:paragraph-rsid="00047f62" style:font-size-asian="14.5pt" style:language-asian="zxx" style:country-asian="none" style:language-complex="zxx" style:country-complex="none"/>
    </style:style>
    <style:style style:name="P68" style:family="paragraph" style:parent-style-name="Text_20_body">
      <style:paragraph-properties fo:margin-top="0.014cm" fo:margin-bottom="0cm" style:contextual-spacing="false"/>
      <style:text-properties fo:font-size="20.5pt" fo:language="zxx" fo:country="none" officeooo:paragraph-rsid="00047f62" style:font-size-asian="20.5pt" style:language-asian="zxx" style:country-asian="none" style:language-complex="zxx" style:country-complex="none"/>
    </style:style>
    <style:style style:name="P69" style:family="paragraph" style:parent-style-name="Text_20_body">
      <style:paragraph-properties fo:margin-top="0.004cm" fo:margin-bottom="0cm" style:contextual-spacing="false"/>
      <style:text-properties fo:language="zxx" fo:country="none" officeooo:paragraph-rsid="00047f62" style:language-asian="zxx" style:country-asian="none" style:language-complex="zxx" style:country-complex="none"/>
    </style:style>
    <style:style style:name="P70" style:family="paragraph" style:parent-style-name="Text_20_body">
      <style:paragraph-properties fo:margin-left="10.816cm" fo:margin-right="0cm" fo:text-indent="0cm" style:auto-text-indent="false"/>
      <style:text-properties fo:language="zxx" fo:country="none" officeooo:paragraph-rsid="00047f62" style:language-asian="zxx" style:country-asian="none" style:language-complex="zxx" style:country-complex="none"/>
    </style:style>
    <style:style style:name="P71" style:family="paragraph" style:parent-style-name="Text_20_body">
      <style:paragraph-properties fo:margin-left="10.816cm" fo:margin-right="0cm" fo:text-indent="0cm" style:auto-text-indent="false"/>
      <style:text-properties fo:language="zxx" fo:country="none" officeooo:rsid="000856bc" officeooo:paragraph-rsid="000856bc" style:language-asian="zxx" style:country-asian="none" style:language-complex="zxx" style:country-complex="none"/>
    </style:style>
    <style:style style:name="P72" style:family="paragraph" style:parent-style-name="Text_20_body">
      <style:paragraph-properties fo:margin-left="10.816cm" fo:margin-right="0cm" fo:line-height="0.568cm" fo:text-indent="0cm" style:auto-text-indent="false"/>
      <style:text-properties fo:language="zxx" fo:country="none" officeooo:paragraph-rsid="00047f62" style:language-asian="zxx" style:country-asian="none" style:language-complex="zxx" style:country-complex="none"/>
    </style:style>
    <style:style style:name="P73" style:family="paragraph" style:parent-style-name="Text_20_body">
      <style:paragraph-properties fo:margin-left="2.958cm" fo:margin-right="1.78cm" fo:text-align="center" style:justify-single-word="false" fo:text-indent="0cm" style:auto-text-indent="false"/>
      <style:text-properties fo:language="zxx" fo:country="none" officeooo:paragraph-rsid="00047f62" style:language-asian="zxx" style:country-asian="none" style:language-complex="zxx" style:country-complex="none"/>
    </style:style>
    <style:style style:name="T1" style:family="text">
      <style:text-properties fo:font-size="12pt" style:font-size-asian="12pt" style:font-size-complex="12pt"/>
    </style:style>
    <style:style style:name="T2" style:family="text">
      <style:text-properties fo:font-size="12pt" officeooo:rsid="001dfcc5" style:font-size-asian="12pt" style:font-size-complex="12pt"/>
    </style:style>
    <style:style style:name="T3" style:family="text">
      <style:text-properties fo:font-size="12pt" officeooo:rsid="001f51e9" style:font-size-asian="12pt" style:font-size-complex="12pt"/>
    </style:style>
    <style:style style:name="T4" style:family="text">
      <style:text-properties fo:font-size="12pt" fo:font-style="italic" style:font-size-asian="12pt" style:font-style-asian="italic" style:font-size-complex="12pt"/>
    </style:style>
    <style:style style:name="T5" style:family="text">
      <style:text-properties fo:font-size="12pt" fo:language="ru" fo:country="RU" officeooo:rsid="0019f1e0" style:font-size-asian="12pt" style:font-size-complex="12pt"/>
    </style:style>
    <style:style style:name="T6" style:family="text">
      <style:text-properties style:font-name="Times New Roman" fo:font-size="12pt" style:font-size-asian="12pt" style:font-name-complex="Times New Roman1"/>
    </style:style>
    <style:style style:name="T7" style:family="text">
      <style:text-properties style:font-name="Times New Roman" fo:font-size="12pt" style:font-size-asian="12pt" style:font-name-complex="Times New Roman1" style:font-size-complex="12pt"/>
    </style:style>
    <style:style style:name="T8" style:family="text">
      <style:text-properties style:font-name="Times New Roman" fo:font-size="12pt" fo:font-weight="bold" style:font-size-asian="12pt" style:font-weight-asian="bold" style:font-name-complex="Times New Roman1"/>
    </style:style>
    <style:style style:name="T9" style:family="text">
      <style:text-properties style:font-name="Times New Roman" fo:font-size="12pt" fo:font-weight="bold" style:font-size-asian="12pt" style:font-weight-asian="bold" style:font-name-complex="Times New Roman1" style:font-size-complex="12pt"/>
    </style:style>
    <style:style style:name="T10" style:family="text">
      <style:text-properties style:font-name="Times New Roman" fo:font-size="12pt" fo:font-weight="bold" style:font-size-asian="12pt" style:font-weight-asian="bold" style:font-name-complex="Times New Roman1" style:font-size-complex="12pt" style:font-weight-complex="bold"/>
    </style:style>
    <style:style style:name="T11" style:family="text">
      <style:text-properties style:font-name="Times New Roman" fo:font-size="12pt" fo:font-weight="bold" style:font-name-asian="F1" style:font-size-asian="12pt" style:font-weight-asian="bold" style:font-name-complex="Times New Roman1" style:font-size-complex="12pt"/>
    </style:style>
    <style:style style:name="T12" style:family="text">
      <style:text-properties style:font-name="Times New Roman" fo:font-size="12pt" fo:font-weight="bold" style:font-name-asian="F1" style:font-size-asian="12pt" style:font-weight-asian="bold" style:font-name-complex="Times New Roman1" style:font-size-complex="12pt" style:font-weight-complex="bold"/>
    </style:style>
    <style:style style:name="T13" style:family="text">
      <style:text-properties style:font-name="Times New Roman" fo:font-size="12pt" fo:language="en" fo:country="US" fo:font-weight="bold" style:font-size-asian="12pt" style:font-weight-asian="bold" style:font-name-complex="Times New Roman1" style:font-size-complex="12pt"/>
    </style:style>
    <style:style style:name="T14" style:family="text">
      <style:text-properties style:font-name="Times New Roman" fo:font-size="12pt" fo:language="en" fo:country="US" fo:font-weight="bold" officeooo:rsid="00227482" style:font-size-asian="12pt" style:font-weight-asian="bold" style:font-name-complex="Times New Roman1" style:font-size-complex="12pt"/>
    </style:style>
    <style:style style:name="T15" style:family="text">
      <style:text-properties style:font-name="Times New Roman" fo:font-size="12pt" fo:language="en" fo:country="US" fo:font-weight="bold" officeooo:rsid="00251d4e" style:font-size-asian="12pt" style:language-asian="zxx" style:country-asian="none" style:font-weight-asian="bold" style:font-name-complex="Times New Roman1" style:font-size-complex="12pt" style:language-complex="zxx" style:country-complex="none" style:font-weight-complex="bold"/>
    </style:style>
    <style:style style:name="T16" style:family="text">
      <style:text-properties style:font-name="Times New Roman" fo:font-size="12pt" fo:language="en" fo:country="US" fo:font-weight="bold" officeooo:rsid="00227482" style:font-size-asian="12pt" style:language-asian="zxx" style:country-asian="none" style:font-weight-asian="bold" style:font-name-complex="Times New Roman1" style:font-size-complex="12pt" style:language-complex="zxx" style:country-complex="none"/>
    </style:style>
    <style:style style:name="T17" style:family="text">
      <style:text-properties style:font-name="Times New Roman" fo:font-size="12pt" fo:language="en" fo:country="US" officeooo:rsid="001ae1b2" style:font-name-asian="Times New Roman1" style:font-size-asian="12pt" style:font-name-complex="Times New Roman1" style:font-size-complex="12pt"/>
    </style:style>
    <style:style style:name="T18" style:family="text">
      <style:text-properties style:font-name="Times New Roman" fo:font-size="12pt" fo:language="en" fo:country="US" style:font-size-asian="12pt" style:font-name-complex="Times New Roman1" style:font-size-complex="12pt"/>
    </style:style>
    <style:style style:name="T19" style:family="text">
      <style:text-properties style:font-name="Times New Roman" fo:font-size="12pt" fo:language="en" fo:country="US" officeooo:rsid="00161c41" style:font-size-asian="12pt" style:font-name-complex="Times New Roman1" style:font-size-complex="12pt"/>
    </style:style>
    <style:style style:name="T20" style:family="text">
      <style:text-properties style:font-name="Times New Roman" fo:font-size="12pt" fo:language="en" fo:country="US" fo:font-weight="normal" officeooo:rsid="00205d7f" style:font-size-asian="12pt" style:language-asian="zxx" style:country-asian="none" style:font-weight-asian="normal" style:font-name-complex="Times New Roman1" style:font-size-complex="12pt" style:language-complex="zxx" style:country-complex="none" style:font-weight-complex="normal"/>
    </style:style>
    <style:style style:name="T21" style:family="text">
      <style:text-properties style:font-name="Times New Roman" fo:font-size="12pt" fo:language="en" fo:country="US" fo:font-weight="normal" officeooo:rsid="00251d4e" style:font-size-asian="12pt" style:language-asian="zxx" style:country-asian="none" style:font-weight-asian="normal" style:font-name-complex="Times New Roman1" style:font-size-complex="12pt" style:language-complex="zxx" style:country-complex="none" style:font-weight-complex="normal"/>
    </style:style>
    <style:style style:name="T22" style:family="text">
      <style:text-properties style:font-name="Times New Roman" fo:font-size="12pt" fo:language="en" fo:country="US" fo:font-weight="normal" officeooo:rsid="00240b06" style:font-size-asian="12pt" style:language-asian="zxx" style:country-asian="none" style:font-weight-asian="normal" style:font-name-complex="Times New Roman1" style:font-size-complex="12pt" style:language-complex="zxx" style:country-complex="none" style:font-weight-complex="normal"/>
    </style:style>
    <style:style style:name="T23" style:family="text">
      <style:text-properties style:font-name="Times New Roman" fo:font-size="12pt" fo:language="en" fo:country="US" fo:font-weight="normal" officeooo:rsid="002daf23" style:font-size-asian="12pt" style:language-asian="zxx" style:country-asian="none" style:font-weight-asian="normal" style:font-name-complex="Times New Roman1" style:font-size-complex="12pt" style:language-complex="zxx" style:country-complex="none" style:font-weight-complex="normal"/>
    </style:style>
    <style:style style:name="T24" style:family="text">
      <style:text-properties style:font-name="Times New Roman" fo:font-size="12pt" fo:language="en" fo:country="US" fo:font-style="normal" fo:font-weight="bold" officeooo:rsid="000c6fa9" fo:background-color="transparent" loext:char-shading-value="0" style:font-name-asian="Times New Roman1" style:font-size-asian="12pt" style:font-style-asian="normal" style:font-weight-asian="bold" style:font-name-complex="Times New Roman1" style:font-size-complex="12pt" style:font-style-complex="normal" style:font-weight-complex="normal"/>
    </style:style>
    <style:style style:name="T25" style:family="text">
      <style:text-properties style:font-name="Times New Roman" fo:font-size="12pt" fo:language="en" fo:country="US" fo:font-style="normal" fo:font-weight="bold" officeooo:rsid="000c6fa9" fo:background-color="transparent" loext:char-shading-value="0" style:font-name-asian="Times New Roman1" style:font-size-asian="12pt" style:language-asian="zxx" style:country-asian="none" style:font-style-asian="normal" style:font-weight-asian="bold" style:font-name-complex="Times New Roman1" style:font-size-complex="12pt" style:language-complex="zxx" style:country-complex="none" style:font-style-complex="normal" style:font-weight-complex="normal"/>
    </style:style>
    <style:style style:name="T26" style:family="text">
      <style:text-properties style:font-name="Times New Roman" fo:font-size="12pt" style:font-name-asian="F1" style:font-size-asian="12pt" style:font-name-complex="Times New Roman1" style:font-size-complex="12pt"/>
    </style:style>
    <style:style style:name="T27" style:family="text">
      <style:text-properties style:font-name="Times New Roman" fo:font-size="12pt" fo:language="ru" fo:country="RU" officeooo:rsid="0019f1e0" style:font-name-asian="Times New Roman1" style:font-size-asian="12pt" style:font-name-complex="Times New Roman1" style:font-size-complex="12pt"/>
    </style:style>
    <style:style style:name="T28" style:family="text">
      <style:text-properties style:font-name="Times New Roman" fo:font-size="12pt" fo:language="ru" fo:country="RU" fo:font-weight="normal" officeooo:rsid="00240b06" style:font-size-asian="12pt" style:language-asian="zxx" style:country-asian="none" style:font-weight-asian="normal" style:font-name-complex="Times New Roman1" style:font-size-complex="12pt" style:language-complex="zxx" style:country-complex="none" style:font-weight-complex="normal"/>
    </style:style>
    <style:style style:name="T29" style:family="text">
      <style:text-properties style:font-name="Times New Roman" fo:font-size="12pt" fo:language="ru" fo:country="RU" fo:font-weight="normal" officeooo:rsid="002daf23" style:font-size-asian="12pt" style:language-asian="zxx" style:country-asian="none" style:font-weight-asian="normal" style:font-name-complex="Times New Roman1" style:font-size-complex="12pt" style:language-complex="zxx" style:country-complex="none" style:font-weight-complex="normal"/>
    </style:style>
    <style:style style:name="T30" style:family="text">
      <style:text-properties style:font-name="Times New Roman" fo:font-size="12pt" fo:font-style="normal" fo:font-weight="bold" officeooo:rsid="000c6fa9" fo:background-color="transparent" loext:char-shading-value="0" style:font-name-asian="Times New Roman1" style:font-size-asian="12pt" style:font-style-asian="normal" style:font-weight-asian="bold" style:font-name-complex="Times New Roman1" style:font-size-complex="12pt" style:font-style-complex="normal" style:font-weight-complex="normal"/>
    </style:style>
    <style:style style:name="T31" style:family="text">
      <style:text-properties style:font-name="Times New Roman" fo:font-size="12pt" fo:language="zxx" fo:country="none" fo:font-style="normal" fo:font-weight="normal" officeooo:rsid="000c6fa9" fo:background-color="transparent" loext:char-shading-value="0" style:font-name-asian="Times New Roman1" style:font-size-asian="12pt" style:language-asian="zxx" style:country-asian="none" style:font-style-asian="normal" style:font-weight-asian="normal" style:font-name-complex="Times New Roman1" style:font-size-complex="12pt" style:language-complex="zxx" style:country-complex="none" style:font-style-complex="normal" style:font-weight-complex="normal"/>
    </style:style>
    <style:style style:name="T32" style:family="text">
      <style:text-properties style:font-name="Times New Roman" fo:font-size="12pt" fo:language="zxx" fo:country="none" fo:font-weight="bold" style:font-size-asian="12pt" style:language-asian="zxx" style:country-asian="none" style:font-weight-asian="bold" style:font-name-complex="Times New Roman1" style:font-size-complex="12pt" style:language-complex="zxx" style:country-complex="none"/>
    </style:style>
    <style:style style:name="T33" style:family="text">
      <style:text-properties style:font-name="Times New Roman" fo:font-size="12pt" fo:language="zxx" fo:country="none" fo:font-weight="bold" style:font-size-asian="12pt" style:language-asian="zxx" style:country-asian="none" style:font-weight-asian="bold" style:font-name-complex="Times New Roman1" style:font-size-complex="12pt" style:language-complex="zxx" style:country-complex="none" style:font-weight-complex="normal"/>
    </style:style>
    <style:style style:name="T34" style:family="text">
      <style:text-properties style:font-name="Times New Roman" fo:font-size="12pt" fo:language="zxx" fo:country="none" fo:font-weight="bold" fo:background-color="transparent" loext:char-shading-value="0" style:font-size-asian="12pt" style:language-asian="zxx" style:country-asian="none" style:font-weight-asian="bold" style:font-name-complex="Times New Roman1" style:font-size-complex="12pt" style:language-complex="zxx" style:country-complex="none"/>
    </style:style>
    <style:style style:name="T35" style:family="text">
      <style:text-properties style:font-name="Times New Roman" fo:font-size="18pt" fo:font-weight="bold" style:font-size-asian="18pt" style:font-weight-asian="bold" style:font-name-complex="Times New Roman1"/>
    </style:style>
    <style:style style:name="T36" style:family="text">
      <style:text-properties style:font-name="Times New Roman" fo:font-size="14pt" style:font-size-asian="14pt" style:font-name-complex="Times New Roman1" style:font-size-complex="14pt"/>
    </style:style>
    <style:style style:name="T37" style:family="text">
      <style:text-properties style:font-name="Times New Roman" fo:font-size="14pt" fo:font-weight="bold" style:font-size-asian="14pt" style:font-weight-asian="bold" style:font-name-complex="Times New Roman1" style:font-size-complex="14pt" style:font-weight-complex="bold"/>
    </style:style>
    <style:style style:name="T38" style:family="text">
      <style:text-properties style:font-name="Times New Roman" fo:font-size="14pt" fo:font-weight="bold" officeooo:rsid="00068619" style:font-size-asian="14pt" style:font-weight-asian="bold" style:font-name-complex="Times New Roman1" style:font-size-complex="14pt" style:font-weight-complex="bold"/>
    </style:style>
    <style:style style:name="T39" style:family="text">
      <style:text-properties fo:font-weight="bold" style:font-weight-asian="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normal"/>
    </style:style>
    <style:style style:name="T42" style:family="text">
      <style:text-properties fo:font-style="normal" fo:font-weight="normal" officeooo:rsid="000c6fa9" style:font-style-asian="normal" style:font-weight-asian="normal" style:font-style-complex="normal" style:font-weight-complex="normal"/>
    </style:style>
    <style:style style:name="T43" style:family="text">
      <style:text-properties fo:font-weight="normal" style:font-weight-asian="normal" style:font-weight-complex="normal"/>
    </style:style>
    <style:style style:name="T44" style:family="text">
      <style:text-properties fo:font-weight="normal" officeooo:rsid="00137200" style:font-weight-asian="normal" style:font-weight-complex="normal"/>
    </style:style>
    <style:style style:name="T45" style:family="text">
      <style:text-properties fo:font-weight="normal" officeooo:rsid="002d8136" style:font-weight-asian="normal" style:font-weight-complex="normal"/>
    </style:style>
    <style:style style:name="T46" style:family="text">
      <style:text-properties fo:language="en" fo:country="US" fo:font-weight="bold" style:font-weight-asian="bold" style:font-weight-complex="bold"/>
    </style:style>
    <style:style style:name="T47" style:family="text">
      <style:text-properties fo:language="en" fo:country="US" fo:font-weight="bold" officeooo:rsid="00252c22" style:font-weight-asian="bold" style:font-weight-complex="bold"/>
    </style:style>
    <style:style style:name="T48" style:family="text">
      <style:text-properties fo:language="en" fo:country="US" fo:font-weight="bold" officeooo:rsid="0030d701" style:font-weight-asian="bold"/>
    </style:style>
    <style:style style:name="T49" style:family="text">
      <style:text-properties fo:language="en" fo:country="US" fo:font-weight="normal" style:font-weight-asian="normal" style:font-weight-complex="normal"/>
    </style:style>
    <style:style style:name="T50" style:family="text">
      <style:text-properties fo:language="en" fo:country="US" fo:font-weight="normal" officeooo:rsid="00205d7f" style:font-weight-asian="normal" style:font-weight-complex="normal"/>
    </style:style>
    <style:style style:name="T51" style:family="text">
      <style:text-properties fo:language="en" fo:country="US" fo:font-weight="normal" officeooo:rsid="00240b06" style:font-weight-asian="normal" style:font-weight-complex="normal"/>
    </style:style>
    <style:style style:name="T52" style:family="text">
      <style:text-properties fo:language="en" fo:country="US" fo:font-weight="normal" officeooo:rsid="00252c22" style:font-weight-asian="normal" style:font-weight-complex="normal"/>
    </style:style>
    <style:style style:name="T53" style:family="text">
      <style:text-properties fo:language="en" fo:country="US" fo:font-weight="normal" officeooo:rsid="00251d4e" style:font-weight-asian="normal" style:font-weight-complex="normal"/>
    </style:style>
    <style:style style:name="T54" style:family="text">
      <style:text-properties fo:language="en" fo:country="US" fo:font-weight="normal" officeooo:rsid="0030d701" style:font-weight-asian="normal" style:font-weight-complex="normal"/>
    </style:style>
    <style:style style:name="T55" style:family="text">
      <style:text-properties fo:language="en" fo:country="US" fo:font-style="normal" fo:font-weight="bold" officeooo:rsid="000c6fa9" fo:background-color="transparent" loext:char-shading-value="0" style:font-name-asian="Times New Roman1" style:font-style-asian="normal" style:font-weight-asian="bold" style:font-style-complex="normal" style:font-weight-complex="normal"/>
    </style:style>
    <style:style style:name="T56" style:family="text">
      <style:text-properties fo:language="en" fo:country="US" officeooo:rsid="00251d4e"/>
    </style:style>
    <style:style style:name="T57" style:family="text">
      <style:text-properties officeooo:rsid="000a28f6"/>
    </style:style>
    <style:style style:name="T58" style:family="text">
      <style:text-properties style:font-name="JetBrains Mono" fo:font-size="10pt" fo:font-style="italic" fo:font-weight="normal" fo:background-color="#dcdcdc" loext:char-shading-value="0" style:font-name-asian="Times New Roman1" style:font-size-asian="10pt" style:font-style-asian="italic" style:font-weight-asian="normal" style:font-name-complex="Times New Roman1" style:font-size-complex="10pt" style:font-style-complex="italic" style:font-weight-complex="normal"/>
    </style:style>
    <style:style style:name="T59" style:family="text">
      <style:text-properties style:font-name="JetBrains Mono" fo:font-size="10pt" fo:font-style="italic" fo:font-weight="normal" fo:background-color="transparent" loext:char-shading-value="0" style:font-name-asian="Times New Roman1" style:font-size-asian="10pt" style:font-style-asian="italic" style:font-weight-asian="normal" style:font-name-complex="Times New Roman1" style:font-size-complex="10pt" style:font-style-complex="italic" style:font-weight-complex="normal"/>
    </style:style>
    <style:style style:name="T60" style:family="text">
      <style:text-properties style:font-name="JetBrains Mono"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61" style:family="text">
      <style:text-properties style:font-name="JetBrains Mono" fo:font-size="10pt" fo:font-style="normal" fo:font-weight="normal" fo:background-color="transparent" loext:char-shading-value="0" style:font-name-asian="Times New Roman1" style:font-size-asian="10pt" style:font-style-asian="normal" style:font-weight-asian="normal" style:font-name-complex="Times New Roman1" style:font-size-complex="10pt" style:font-style-complex="normal" style:font-weight-complex="normal"/>
    </style:style>
    <style:style style:name="T62" style:family="text">
      <style:text-properties style:font-name="JetBrains Mono" fo:font-size="10pt" fo:font-style="normal" fo:font-weight="normal" officeooo:rsid="000c6fa9" fo:background-color="transparent" loext:char-shading-value="0" style:font-name-asian="Times New Roman1" style:font-size-asian="10pt" style:font-style-asian="normal" style:font-weight-asian="normal" style:font-size-complex="10pt" style:font-style-complex="normal" style:font-weight-complex="normal"/>
    </style:style>
    <style:style style:name="T63" style:family="text">
      <style:text-properties style:font-name="JetBrains Mono" fo:font-size="10pt" fo:font-style="normal" fo:font-weight="normal" officeooo:rsid="000c6fa9" style:font-size-asian="10pt" style:font-style-asian="normal" style:font-weight-asian="normal" style:font-size-complex="10pt" style:font-style-complex="normal" style:font-weight-complex="normal"/>
    </style:style>
    <style:style style:name="T64" style:family="text">
      <style:text-properties style:font-name="JetBrains Mono" fo:font-size="10pt" fo:language="zxx" fo:country="none" fo:font-style="normal" fo:font-weight="normal" officeooo:rsid="000c6fa9" fo:background-color="transparent" loext:char-shading-value="0" style:font-name-asian="Times New Roman1" style:font-size-asian="10pt" style:language-asian="zxx" style:country-asian="none" style:font-style-asian="normal" style:font-weight-asian="normal" style:font-name-complex="Times New Roman1" style:font-size-complex="10pt" style:language-complex="zxx" style:country-complex="none" style:font-style-complex="normal" style:font-weight-complex="normal"/>
    </style:style>
    <style:style style:name="T65" style:family="text">
      <style:text-properties fo:language="ru" fo:country="RU"/>
    </style:style>
    <style:style style:name="T66" style:family="text">
      <style:text-properties fo:language="ru" fo:country="RU" fo:font-weight="normal" style:font-weight-asian="normal" style:font-weight-complex="normal"/>
    </style:style>
    <style:style style:name="T67" style:family="text">
      <style:text-properties fo:language="ru" fo:country="RU" fo:font-weight="normal" officeooo:rsid="00240b06" style:font-weight-asian="normal" style:font-weight-complex="normal"/>
    </style:style>
    <style:style style:name="T68" style:family="text">
      <style:text-properties fo:language="ru" fo:country="RU" fo:font-weight="normal" officeooo:rsid="002bbcdb" style:font-weight-asian="normal" style:font-weight-complex="normal"/>
    </style:style>
    <style:style style:name="T69" style:family="text">
      <style:text-properties fo:language="ru" fo:country="RU" fo:font-weight="normal" officeooo:rsid="002d8136" style:font-weight-asian="normal" style:font-weight-complex="normal"/>
    </style:style>
    <style:style style:name="T70" style:family="text">
      <style:text-properties fo:language="ru" fo:country="RU" fo:font-weight="normal" officeooo:rsid="002daf23" style:font-weight-asian="normal" style:font-weight-complex="normal"/>
    </style:style>
    <style:style style:name="T71" style:family="text">
      <style:text-properties fo:language="ru" fo:country="RU" fo:font-weight="bold" style:font-weight-asian="bold" style:font-weight-complex="bold"/>
    </style:style>
    <style:style style:name="T72" style:family="text">
      <style:text-properties fo:language="ru" fo:country="RU" fo:font-weight="bold" officeooo:rsid="002bbcdb" style:font-weight-asian="bold" style:font-weight-complex="bold"/>
    </style:style>
    <style:style style:name="T73" style:family="text">
      <style:text-properties fo:language="ru" fo:country="RU" fo:font-weight="bold" officeooo:rsid="002d8136" style:font-weight-asian="bold" style:font-weight-complex="bold"/>
    </style:style>
    <style:style style:name="T74" style:family="text">
      <style:text-properties fo:language="ru" fo:country="RU" officeooo:rsid="002d8136"/>
    </style:style>
    <style:style style:name="T75" style:family="text">
      <style:text-properties style:text-position="sub 58%" style:font-name="Times New Roman" fo:font-size="12pt" style:font-size-asian="12pt" style:font-name-complex="Times New Roman1" style:font-size-complex="12pt"/>
    </style:style>
    <style:style style:name="T76" style:family="text">
      <style:text-properties style:text-position="sub 58%" style:font-name="Times New Roman" fo:font-size="12pt" style:font-name-asian="F1" style:font-size-asian="12pt" style:font-name-complex="Times New Roman1" style:font-size-complex="12pt"/>
    </style:style>
    <style:style style:name="T77" style:family="text">
      <style:text-properties style:text-position="sub 58%" style:font-name="Times New Roman" fo:font-size="12pt" fo:font-weight="bold" style:font-name-asian="F1" style:font-size-asian="12pt" style:font-weight-asian="bold" style:font-name-complex="Times New Roman1" style:font-size-complex="12pt" style:font-weight-complex="bold"/>
    </style:style>
    <style:style style:name="T78" style:family="text">
      <style:text-properties style:text-position="sub 58%" fo:language="en" fo:country="US" fo:font-weight="normal" style:font-weight-asian="normal" style:font-weight-complex="normal"/>
    </style:style>
    <style:style style:name="T79" style:family="text">
      <style:text-properties style:text-position="sub 58%" fo:language="en" fo:country="US" fo:font-weight="normal" officeooo:rsid="00205d7f" style:font-weight-asian="normal" style:font-weight-complex="normal"/>
    </style:style>
    <style:style style:name="T80" style:family="text">
      <style:text-properties style:text-position="sub 58%" fo:language="en" fo:country="US" fo:font-weight="normal" officeooo:rsid="00251d4e" style:font-weight-asian="normal" style:font-weight-complex="normal"/>
    </style:style>
    <style:style style:name="T81" style:family="text">
      <style:text-properties style:text-position="sub 58%" fo:language="en" fo:country="US" fo:font-weight="bold" style:font-weight-asian="bold" style:font-weight-complex="bold"/>
    </style:style>
    <style:style style:name="T82" style:family="text">
      <style:text-properties style:text-position="sub 58%" fo:language="en" fo:country="US" fo:font-weight="bold" officeooo:rsid="00205d7f" style:font-weight-asian="bold" style:font-weight-complex="bold"/>
    </style:style>
    <style:style style:name="T83" style:family="text">
      <style:text-properties style:text-position="sub 58%" fo:language="en" fo:country="US" officeooo:rsid="00251d4e"/>
    </style:style>
    <style:style style:name="T84" style:family="text">
      <style:text-properties style:text-position="sub 58%" fo:language="ru" fo:country="RU" fo:font-weight="bold" style:font-weight-asian="bold" style:font-weight-complex="bold"/>
    </style:style>
    <style:style style:name="T85" style:family="text">
      <style:text-properties style:text-position="sub 58%" fo:language="ru" fo:country="RU" fo:font-weight="bold" officeooo:rsid="002bbcdb" style:font-weight-asian="bold" style:font-weight-complex="bold"/>
    </style:style>
    <style:style style:name="T86" style:family="text">
      <style:text-properties style:text-position="sub 58%" fo:language="ru" fo:country="RU" fo:font-weight="bold" officeooo:rsid="002d8136" style:font-weight-asian="bold" style:font-weight-complex="bold"/>
    </style:style>
    <style:style style:name="T87" style:family="text">
      <style:text-properties style:text-position="sub 58%" fo:font-weight="normal" style:font-weight-asian="normal" style:font-weight-complex="normal"/>
    </style:style>
    <style:style style:name="T88" style:family="text">
      <style:text-properties style:text-position="super 58%" style:font-name="Times New Roman" fo:font-size="12pt" style:font-name-asian="F1" style:font-size-asian="12pt" style:font-name-complex="Times New Roman1" style:font-size-complex="12pt"/>
    </style:style>
    <style:style style:name="T89" style:family="text">
      <style:text-properties style:text-position="super 58%" style:font-name="Times New Roman" fo:font-size="12pt" style:font-size-asian="12pt" style:font-name-complex="Times New Roman1" style:font-size-complex="12pt"/>
    </style:style>
    <style:style style:name="T90" style:family="text">
      <style:text-properties style:text-position="super 58%" style:font-name="Times New Roman" fo:font-size="12pt" fo:language="en" fo:country="US" officeooo:rsid="001ae1b2" style:font-name-asian="Times New Roman1" style:font-size-asian="12pt" style:font-name-complex="Times New Roman1" style:font-size-complex="12pt"/>
    </style:style>
    <style:style style:name="T91" style:family="text">
      <style:text-properties style:text-position="super 58%" fo:language="ru" fo:country="RU" fo:font-weight="normal" officeooo:rsid="002bbcdb" style:font-weight-asian="normal" style:font-weight-complex="normal"/>
    </style:style>
    <style:style style:name="T92" style:family="text">
      <style:text-properties style:text-position="super 58%" fo:language="ru" fo:country="RU" fo:font-weight="normal" officeooo:rsid="002d8136" style:font-weight-asian="normal" style:font-weight-complex="normal"/>
    </style:style>
    <style:style style:name="T93" style:family="text">
      <style:text-properties style:text-position="super 58%" fo:language="ru" fo:country="RU" fo:font-weight="normal" officeooo:rsid="002daf23" style:font-weight-asian="normal" style:font-weight-complex="normal"/>
    </style:style>
    <style:style style:name="T94" style:family="text">
      <style:text-properties style:text-position="super 58%" fo:language="ru" fo:country="RU" officeooo:rsid="002d8136"/>
    </style:style>
    <style:style style:name="T95" style:family="text">
      <style:text-properties style:text-position="super 58%" fo:font-weight="normal" style:font-weight-asian="normal" style:font-weight-complex="normal"/>
    </style:style>
    <style:style style:name="T96" style:family="text">
      <style:text-properties style:text-position="0% 100%" fo:language="en" fo:country="US" fo:font-weight="normal" style:font-weight-asian="normal" style:font-weight-complex="normal"/>
    </style:style>
    <style:style style:name="T97" style:family="text">
      <style:text-properties style:text-position="0% 100%" fo:language="en" fo:country="US" fo:font-weight="normal" officeooo:rsid="00252c22" style:font-weight-asian="normal" style:font-weight-complex="normal"/>
    </style:style>
    <style:style style:name="T98" style:family="text">
      <style:text-properties style:text-position="0% 100%" fo:language="en" fo:country="US" fo:font-weight="bold" officeooo:rsid="00252c22" style:font-weight-asian="bold" style:font-weight-complex="bold"/>
    </style:style>
    <style:style style:name="T99" style:family="text">
      <style:text-properties style:text-position="0% 100%" style:font-name="Times New Roman" fo:font-size="12pt" style:font-name-asian="F1" style:font-size-asian="12pt" style:font-name-complex="Times New Roman1" style:font-size-complex="12pt"/>
    </style:style>
    <style:style style:name="T100" style:family="text">
      <style:text-properties style:text-position="0% 100%" style:font-name="Times New Roman" fo:font-size="12pt" fo:language="ru" fo:country="RU" style:font-name-asian="F1" style:font-size-asian="12pt" style:font-name-complex="Times New Roman1" style:font-size-complex="12pt"/>
    </style:style>
    <style:style style:name="T101" style:family="text">
      <style:text-properties style:text-position="0% 100%" style:font-name="Times New Roman" fo:font-size="12pt" fo:font-weight="bold" style:font-name-asian="F1" style:font-size-asian="12pt" style:font-weight-asian="bold" style:font-name-complex="Times New Roman1" style:font-size-complex="12pt" style:font-weight-complex="bold"/>
    </style:style>
    <style:style style:name="T102" style:family="text">
      <style:text-properties style:text-position="0% 100%" fo:language="ru" fo:country="RU" fo:font-weight="normal" officeooo:rsid="002bbcdb" style:font-weight-asian="normal" style:font-weight-complex="normal"/>
    </style:style>
    <style:style style:name="T103" style:family="text">
      <style:text-properties style:text-position="0% 100%" fo:language="ru" fo:country="RU" fo:font-weight="normal" officeooo:rsid="002d8136" style:font-weight-asian="normal" style:font-weight-complex="normal"/>
    </style:style>
    <style:style style:name="T104" style:family="text">
      <style:text-properties style:text-position="0% 100%" fo:language="ru" fo:country="RU" fo:font-weight="bold" officeooo:rsid="002bbcdb" style:font-weight-asian="bold" style:font-weight-complex="bold"/>
    </style:style>
    <style:style style:name="fr1" style:family="graphic" style:parent-style-name="Formula">
      <style:graphic-properties fo:margin-left="0cm" fo:margin-right="0cm" fo:margin-top="0cm" fo:margin-bottom="0cm"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6">МИНИСТЕРСТВО НАУКИ И ВЫСШЕГО ОБРАЗОВАНИЯ РОССИЙСКОЙ ФЕДЕРАЦИИ</text:span></text:p>
      <text:p text:style-name="P33"><text:span text:style-name="T6">ФЕДЕРАЛЬНОЕ ГОСУДАРСТВЕННОЕ БЮДЖЕТНОЕ ОБРАЗОВАТЕЛЬНОЕ УЧРЕЖДЕНИЕ ВЫСШЕГО ОБРАЗОВАНИЯ</text:span></text:p>
      <text:p text:style-name="P34"><text:span text:style-name="T8">«БЕЛГОРОДСКИЙ ГОСУДАРСТВЕННЫЙ ТЕХНОЛОГИЧЕСКИЙ УНИВЕРСИТЕТ им. В. Г. ШУХОВА» (БГТУ им. В.Г. Шухова)</text:span></text:p>
      <text:p text:style-name="P63"/>
      <text:p text:style-name="P32"><text:span text:style-name="T6">Кафедра программного обеспечения вычислительной техники и автоматизированных систем</text:span></text:p>
      <text:p text:style-name="P64"/>
      <text:p text:style-name="P64"/>
      <text:p text:style-name="P64"/>
      <text:p text:style-name="P64"/>
      <text:p text:style-name="P64"/>
      <text:p text:style-name="P69"/>
      <text:p text:style-name="P35"><text:span text:style-name="T35">Лабораторная работа №1<text:line-break/></text:span><text:span text:style-name="T36">по дисциплине: Алгоритмы и структуры данных тема:<text:line-break/> «Встроенные структуры данных (Pascal/С)»</text:span></text:p>
      <text:p text:style-name="P65"/>
      <text:p text:style-name="P65"/>
      <text:p text:style-name="P65"/>
      <text:p text:style-name="P65"/>
      <text:p text:style-name="P66"/>
      <text:p text:style-name="P70">Выполнил: ст. группы ВТ-201 </text:p>
      <text:p text:style-name="P71">Чувилко Илья Р<text:span text:style-name="T57">оман<text:tab/>ович</text:span></text:p>
      <text:p text:style-name="P67"/>
      <text:p text:style-name="P72">Проверил:</text:p>
      <text:p text:style-name="P72">Синюк Василий Григорьевич</text:p>
      <text:p text:style-name="P65"/>
      <text:p text:style-name="P65"/>
      <text:p text:style-name="P65"/>
      <text:p text:style-name="P68"/>
      <text:p text:style-name="P73">Белгород 2021 г.</text:p>
      <text:p text:style-name="P73"><text:soft-page-break/></text:p>
      <text:p text:style-name="P36"><text:span text:style-name="T37">Встроенные структуры данных (Pascal/С)</text:span></text:p>
      <text:p text:style-name="P36"><text:span text:style-name="T37">Вариант </text:span><text:span text:style-name="T38">24</text:span></text:p>
      <text:p text:style-name="P37"><text:span text:style-name="T9">Цель работы</text:span><text:span text:style-name="T7">:</text:span><text:span text:style-name="T1"> </text:span><text:span text:style-name="T7">изучение базовых типов данных языка Pascal/C как структур данных (СД).</text:span></text:p>
      <text:p text:style-name="P36"><text:span text:style-name="T9">Задание</text:span></text:p>
      <text:list xml:id="list1945670010" text:style-name="WWNum4">
        <text:list-item>
          <text:p text:style-name="P8"><text:span text:style-name="T1">Для типов данных определить:</text:span></text:p>
          <text:list>
            <text:list-item>
              <text:p text:style-name="P9"><text:span text:style-name="T1">Абстрактный уровень представления СД:</text:span></text:p>
              <text:list>
                <text:list-item>
                  <text:p text:style-name="P10"><text:span text:style-name="T1">Характер организованности и изменчивости.</text:span></text:p>
                </text:list-item>
                <text:list-item>
                  <text:p text:style-name="P10"><text:span text:style-name="T1">Набор допустимых операций.</text:span></text:p>
                </text:list-item>
              </text:list>
            </text:list-item>
            <text:list-item>
              <text:p text:style-name="P9"><text:span text:style-name="T1">Физический уровень представления СД:</text:span></text:p>
              <text:list>
                <text:list-item>
                  <text:p text:style-name="P10"><text:span text:style-name="T1">Схему хранения.</text:span></text:p>
                </text:list-item>
                <text:list-item>
                  <text:p text:style-name="P10"><text:span text:style-name="T1">Объем памяти, занимаемый экземпляром СД.</text:span></text:p>
                </text:list-item>
                <text:list-item>
                  <text:p text:style-name="P10"><text:span text:style-name="T1">Формат <text:s/>внутреннего представления <text:s/>СД <text:s/>и способ его интерпретации.</text:span></text:p>
                </text:list-item>
                <text:list-item>
                  <text:p text:style-name="P10"><text:span text:style-name="T1">Характеристику допустимых значений.</text:span></text:p>
                </text:list-item>
                <text:list-item>
                  <text:p text:style-name="P10"><text:span text:style-name="T1">Тип доступа к элементам.</text:span></text:p>
                </text:list-item>
              </text:list>
            </text:list-item>
            <text:list-item>
              <text:p text:style-name="P9"><text:span text:style-name="T1">Логический уровень представления СД.<text:line-break/>Способ <text:s/>описания <text:s/>СД и экземпляра СД <text:s/>на языке программирования.</text:span></text:p>
            </text:list-item>
          </text:list>
        </text:list-item>
        <text:list-item>
          <text:p text:style-name="P8"><text:span text:style-name="T1">Для заданных типов данных определить набор значений, необходимый для изучения физического уровня представления СД.</text:span></text:p>
        </text:list-item>
        <text:list-item>
          <text:p text:style-name="P8"><text:span text:style-name="T1">Преобразовать значения в двоичный код.</text:span></text:p>
        </text:list-item>
        <text:list-item>
          <text:p text:style-name="P8"><text:span text:style-name="T1">Преобразовать двоичный код в значение.</text:span></text:p>
        </text:list-item>
        <text:list-item>
          <text:p text:style-name="P8"><text:span text:style-name="T1">Разработать и отладить программу, выдающую двоичное представление значений заданных СД.</text:span></text:p>
        </text:list-item>
      </text:list>
      <text:p text:style-name="P12"><text:span text:style-name="T1"/></text:p>
      <text:p text:style-name="P18"><text:span text:style-name="T1">В программе использовать процедуры </text:span><text:span text:style-name="T60">PrintByte</text:span><text:span text:style-name="T1"> и </text:span><text:span text:style-name="T61">PrintVar</text:span><text:span text:style-name="T1">.</text:span></text:p>
      <text:p text:style-name="P7"/>
      <text:p text:style-name="P19"><text:span text:style-name="T1">Спецификация процедуры </text:span><text:span text:style-name="T61">PrintByte</text:span><text:span text:style-name="T1">:</text:span></text:p>
      <text:p text:style-name="P7"/>
      <text:list xml:id="list1914038205" text:style-name="WWNum5">
        <text:list-item>
          <text:p text:style-name="P13"><text:span text:style-name="T1">Заголовок: </text:span><text:span text:style-name="T61">procedure PrintByte(a:byte)/void PrintByte(unsigned char a)</text:span><text:span text:style-name="T1">.</text:span></text:p>
        </text:list-item>
        <text:list-item>
          <text:p text:style-name="P13"><text:span text:style-name="T1">Назначение: выводит на экран монитора двоичное представление переменной </text:span><text:span text:style-name="T58">a</text:span><text:span text:style-name="T1"> типа </text:span><text:span text:style-name="T61">byte/unsigned char</text:span><text:span text:style-name="T1">.</text:span></text:p>
        </text:list-item>
        <text:list-item>
          <text:p text:style-name="P13"><text:span text:style-name="T1">Входные параметры: </text:span><text:span text:style-name="T61">a</text:span><text:span text:style-name="T1">.</text:span></text:p>
        </text:list-item>
        <text:list-item>
          <text:p text:style-name="P13"><text:span text:style-name="T1">Выходные параметры: нет.</text:span></text:p>
        </text:list-item>
      </text:list>
      <text:p text:style-name="P7"/>
      <text:p text:style-name="P19"><text:span text:style-name="T1">Рекомендации: использовать побитовые операции сдвига и логического умножения.</text:span></text:p>
      <text:p text:style-name="P7"/>
      <text:p text:style-name="P19"><text:span text:style-name="T1">Спецификация процедуры </text:span><text:span text:style-name="T61">PrintVar</text:span><text:span text:style-name="T1">:</text:span></text:p>
      <text:p text:style-name="P7"/>
      <text:list xml:id="list2420782961" text:style-name="WWNum6">
        <text:list-item>
          <text:p text:style-name="P14"><text:span text:style-name="T1">Заголовок: </text:span><text:span text:style-name="T61">procedure PrintVar(var a; size:word)/ void PrintVar(void a, unsigned int size)</text:span><text:span text:style-name="T1">.</text:span></text:p>
        </text:list-item>
        <text:list-item>
          <text:p text:style-name="P14"><text:span text:style-name="T1">Назначение: выводит на экран монитора двоичное представление переменной </text:span><text:span text:style-name="T4">a</text:span><text:span text:style-name="T1"> произвольного типа размером </text:span><text:span text:style-name="T61">size</text:span><text:span text:style-name="T4"> </text:span><text:span text:style-name="T1">байт.</text:span></text:p>
        </text:list-item>
        <text:list-item>
          <text:p text:style-name="P14"><text:span text:style-name="T1">Входные параметры: </text:span><text:span text:style-name="T61">a</text:span><text:span text:style-name="T1"> – переменная произвольного типа, значение которой выводится на экран в двоичном представлении (нетипизованный параметр);<text:line-break/></text:span><text:span text:style-name="T61">size</text:span><text:span text:style-name="T1"> – объем памяти (в байтах) занимаемый переменной </text:span><text:span text:style-name="T61">a</text:span><text:span text:style-name="T1">.</text:span></text:p>
        </text:list-item>
        <text:list-item>
          <text:p text:style-name="P14"><text:soft-page-break/><text:span text:style-name="T1">Выходные параметры: нет.</text:span></text:p>
        </text:list-item>
      </text:list>
      <text:p text:style-name="P19"><text:span text:style-name="T1">Рекомендации: нетипизованную переменную </text:span><text:span text:style-name="T61">a</text:span><text:span text:style-name="T1"> привести к типу «массив байт», значение каждого элемента которого выводить на экран в двоичном представлении процедурой </text:span><text:span text:style-name="T61">PrintByte</text:span><text:span text:style-name="T1">.</text:span></text:p>
      <text:p text:style-name="P7"/>
      <text:list xml:id="list95858030144542" text:continue-list="list1945670010" text:style-name="WWNum4">
        <text:list-item>
          <text:p text:style-name="P11"><text:span text:style-name="T1">Обработать программой значения, полученные в результате выполнения пункта 3 задания. Сделать выводы.</text:span></text:p>
        </text:list-item>
        <text:list-item>
          <text:p text:style-name="P11"><text:span text:style-name="T1">Разработать и отладить программу, определяющую значение переменной по ее двоичному представлению по следующему алгоритму:</text:span></text:p>
        </text:list-item>
      </text:list>
      <text:p text:style-name="P18"><text:span text:style-name="T1">1. Ввести двоичный код в переменную </text:span><text:span text:style-name="T61">S</text:span><text:span text:style-name="T1"> строкового типа.</text:span></text:p>
      <text:p text:style-name="P18"><text:span text:style-name="T1">2. Преобразовать </text:span><text:span text:style-name="T61">S</text:span><text:span text:style-name="T59"> </text:span><text:span text:style-name="T1">в вектор </text:span><text:span text:style-name="T61">B</text:span><text:span text:style-name="T1"> типа «массив байт».</text:span></text:p>
      <text:p text:style-name="P18"><text:span text:style-name="T1">3. Привести </text:span><text:span text:style-name="T61">B</text:span><text:span text:style-name="T1"> к заданному типу. Вывести значение.</text:span></text:p>
      <text:p text:style-name="P18"><text:span text:style-name="T1">4. Конец.</text:span></text:p>
      <text:list xml:id="list95859738411311" text:continue-numbering="true" text:style-name="WWNum4">
        <text:list-item>
          <text:p text:style-name="P11"><text:span text:style-name="T1">Обработать программой значения, полученные в результате выполнения <text:s/>пункта 4 задания. Сделать выводы.</text:span></text:p>
        </text:list-item>
      </text:list>
      <text:p text:style-name="P38"><text:span text:style-name="T9">Задание 1:</text:span></text:p>
      <text:p text:style-name="P39"><text:span text:style-name="T9">Тип1: int</text:span></text:p>
      <text:list xml:id="list2380630977" text:style-name="WWNum10">
        <text:list-item>
          <text:list>
            <text:list-item>
              <text:p text:style-name="P15"><text:span text:style-name="T1">Абстрактный уровень представления СД:</text:span></text:p>
              <text:list>
                <text:list-item>
                  <text:p text:style-name="P15"><text:span text:style-name="T1">Характер организованности и изменчивости: простейший, статический;</text:span></text:p>
                </text:list-item>
                <text:list-item>
                  <text:p text:style-name="P15"><text:span text:style-name="T1">Набор допустимых операций: инициализация, доступ, присваивание, сравнения, побитовые, арифметические;</text:span></text:p>
                </text:list-item>
              </text:list>
            </text:list-item>
            <text:list-item>
              <text:p text:style-name="P15"><text:span text:style-name="T1">Физический уровень представления СД:</text:span></text:p>
              <text:list>
                <text:list-item>
                  <text:p text:style-name="P15"><text:span text:style-name="T1">Схему хранения: последовательная;</text:span></text:p>
                </text:list-item>
                <text:list-item>
                  <text:p text:style-name="P15"><text:span text:style-name="T1">Объем памяти, занимаемый экземпляром СД: 4 байта;</text:span></text:p>
                </text:list-item>
                <text:list-item>
                  <text:p text:style-name="P15"><text:span text:style-name="T1">Формат <text:s/>внутреннего представления <text:s/>СД <text:s/>и способ его интерпретации: хранится как 4-х байтовое целое, первый бит отвечает за знак числа.</text:span></text:p>
                </text:list-item>
                <text:list-item>
                  <text:p text:style-name="P15"><text:span text:style-name="T1">Характеристику допустимых значений: -32768...32767<text:line-break/>(-2147483648…2147483647);</text:span></text:p>
                </text:list-item>
                <text:list-item>
                  <text:p text:style-name="P15"><text:span text:style-name="T1">Тип доступа к элементам: прямой;</text:span></text:p>
                </text:list-item>
              </text:list>
            </text:list-item>
            <text:list-item>
              <text:p text:style-name="P2"><text:span text:style-name="T42">Логический уровень представления СД.<text:line-break/>Способ <text:s/>описания <text:s/>СД и экземпляра СД <text:s/>на языке программирования: </text:span><text:span text:style-name="T63">int i</text:span><text:span text:style-name="T42">;</text:span></text:p>
            </text:list-item>
          </text:list>
        </text:list-item>
      </text:list>
      <text:p text:style-name="P3"/>
      <text:p text:style-name="P49"><text:span text:style-name="T9">Тип2: </text:span><text:span text:style-name="T13">long double</text:span></text:p>
      <text:list xml:id="list290385510" text:style-name="WWNum11">
        <text:list-item>
          <text:list>
            <text:list-item>
              <text:p text:style-name="P1"><text:span text:style-name="T1">Абстрактный уровень представления СД:</text:span></text:p>
              <text:list>
                <text:list-item>
                  <text:p text:style-name="P1"><text:span text:style-name="T1">Характер организованности и изменчивости: простейший, статический;</text:span></text:p>
                </text:list-item>
                <text:list-item>
                  <text:p text:style-name="P1"><text:span text:style-name="T1">Набор допустимых операций: инициализация, доступ, присваивание, сравнения, побитовые, арифметические;</text:span></text:p>
                </text:list-item>
              </text:list>
            </text:list-item>
            <text:list-item>
              <text:p text:style-name="P1"><text:span text:style-name="T1">Физический уровень представления СД:</text:span></text:p>
              <text:list>
                <text:list-item>
                  <text:p text:style-name="P1"><text:span text:style-name="T1">Схему хранения: последовательная;</text:span></text:p>
                </text:list-item>
                <text:list-item>
                  <text:p text:style-name="P1"><text:span text:style-name="T1">Объем памяти, занимаемый экземпляром СД: </text:span><text:span text:style-name="T3">10</text:span><text:span text:style-name="T1"> байт;</text:span></text:p>
                </text:list-item>
                <text:list-item>
                  <text:p text:style-name="P1"><text:span text:style-name="T1">Формат внутреннего представления СД и способ его интерпретации: хранится как 10 байтовое целое, первый бит отвечает за знак числа, следующие 11 бит отвечают порядок, следующие 52 бита отвечают за мантису.</text:span></text:p>
                </text:list-item>
                <text:list-item>
                  <text:p text:style-name="P1"><text:span text:style-name="T1">Характеристику допустимых значений: 3.4Е–4932…3.4Е+4932;</text:span></text:p>
                </text:list-item>
                <text:list-item>
                  <text:p text:style-name="P1"><text:span text:style-name="T1">Тип доступа к элементам: прямой;</text:span></text:p>
                </text:list-item>
              </text:list>
            </text:list-item>
          </text:list>
        </text:list-item>
      </text:list>
      <text:p text:style-name="P48"><text:soft-page-break/><text:span text:style-name="T31">Логический уровень представления СД.<text:line-break/>Способ описания СД и экземпляра СД на языке программирования: </text:span><text:span text:style-name="T64">long double f</text:span><text:span text:style-name="T31">;</text:span></text:p>
      <text:p text:style-name="P4"/>
      <text:p text:style-name="P50"><text:span text:style-name="T32">Тип3:</text:span><text:span text:style-name="T34"> </text:span><text:span text:style-name="T24">int массив [6] </text:span><text:span text:style-name="T32"><text:s/></text:span></text:p>
      <text:list xml:id="list1110597304" text:style-name="WWNum12">
        <text:list-item>
          <text:list>
            <text:list-item>
              <text:p text:style-name="P16"><text:span text:style-name="T1">Абстрактный уровень представления СД:</text:span></text:p>
              <text:list>
                <text:list-item>
                  <text:p text:style-name="P16"><text:span text:style-name="T1">Характер организованности и изменчивости: простейший, статический;</text:span></text:p>
                </text:list-item>
                <text:list-item>
                  <text:p text:style-name="P16"><text:span text:style-name="T1">Набор допустимых операций: инициализация, доступ, присваивание, сравнения, побитовые, арифметические;</text:span></text:p>
                </text:list-item>
              </text:list>
            </text:list-item>
            <text:list-item>
              <text:p text:style-name="P16"><text:span text:style-name="T1">Физический уровень представления СД:</text:span></text:p>
              <text:list>
                <text:list-item>
                  <text:p text:style-name="P16"><text:span text:style-name="T1">Схему хранения: последовательная;</text:span></text:p>
                </text:list-item>
                <text:list-item>
                  <text:p text:style-name="P16"><text:span text:style-name="T1">Объем памяти, занимаемый экземпляром СД: </text:span><text:span text:style-name="T27">24</text:span><text:span text:style-name="T1"> байт</text:span><text:span text:style-name="T5">а</text:span><text:span text:style-name="T1">;</text:span></text:p>
                </text:list-item>
                <text:list-item>
                  <text:p text:style-name="P16"><text:span text:style-name="T1">Формат <text:s/>внутреннего представления <text:s/>СД <text:s/>и способ его интерпретации: принимает только те значения, которые были заданы изначально. Максимальная мощность перечисляемого типа составляет </text:span><text:span text:style-name="T17">6*2</text:span><text:span text:style-name="T90">32</text:span><text:span text:style-name="T1"> значени</text:span><text:span text:style-name="T2">я</text:span><text:span text:style-name="T1">.</text:span></text:p>
                </text:list-item>
                <text:list-item>
                  <text:p text:style-name="P17"><text:span text:style-name="T1">Характеристику допустимых значений: (-2147483648…2147483647);</text:span></text:p>
                </text:list-item>
                <text:list-item>
                  <text:p text:style-name="P16"><text:span text:style-name="T1">Тип доступа к элементам: прямой;</text:span></text:p>
                </text:list-item>
              </text:list>
            </text:list-item>
            <text:list-item>
              <text:p text:style-name="P5"><text:span text:style-name="T39">Логический уровень представления СД.<text:line-break/>Способ <text:s/>описания <text:s/>СД и экземпляра СД <text:s/>на языке программирования:<text:line-break/></text:span><text:span text:style-name="T62">int a[6] = {0, 1, 2, 3, 4, 5}</text:span><text:span text:style-name="T43"> </text:span></text:p>
            </text:list-item>
          </text:list>
        </text:list-item>
      </text:list>
      <text:p text:style-name="P6"><text:span text:style-name="T43"/></text:p>
      <text:p text:style-name="P6"><text:span text:style-name="T43"/></text:p>
      <text:p text:style-name="P6"><text:span text:style-name="T43"/></text:p>
      <text:p text:style-name="P6"/>
      <text:p text:style-name="P40"><text:span text:style-name="T9">Задание 2:</text:span></text:p>
      <text:p text:style-name="P47"><text:span text:style-name="T30">int</text:span><text:span text:style-name="T9">:<text:line-break/></text:span><text:span text:style-name="T7">1. 178</text:span><text:span text:style-name="T19"><text:line-break/>2. -7895</text:span></text:p>
      <text:p text:style-name="P46"><text:span text:style-name="T24">long double</text:span><text:span text:style-name="T9">:<text:line-break/></text:span><text:span text:style-name="T7">1. 56.48<text:line-break/>2. -126.234</text:span></text:p>
      <text:p text:style-name="P23"><text:span text:style-name="T41"><text:s text:c="5"/></text:span><text:span text:style-name="T55">int массив [6]:</text:span><text:span text:style-name="T41"><text:line-break/></text:span><text:span text:style-name="T43">1. </text:span><text:span text:style-name="T50">{0, 1, 2, 3, 4, 5}</text:span><text:span text:style-name="T43"><text:line-break/>2. </text:span><text:span text:style-name="T50">{253, 148, 1111, 777, 321, </text:span><text:span text:style-name="T51">999999</text:span><text:span text:style-name="T50">}</text:span></text:p>
      <text:p text:style-name="P22"><text:span text:style-name="T44"/></text:p>
      <text:p text:style-name="P41"><text:span text:style-name="T9">Задание 3:</text:span></text:p>
      <text:p text:style-name="P42"><text:span text:style-name="T9">int:</text:span></text:p>
      <text:p text:style-name="P44"><text:span text:style-name="T7">1. </text:span><draw:frame draw:style-name="fr1" draw:name="Объект1" text:anchor-type="as-char" svg:width="2.328cm" svg:height="0.519cm" draw:z-index="0"><draw:object xlink:href="./Object 1" xlink:type="simple" xlink:show="embed" xlink:actuate="onLoad"/><draw:image xlink:href="./ObjectReplacements/Object 1" xlink:type="simple" xlink:show="embed" xlink:actuate="onLoad"/><svg:desc>формула</svg:desc></draw:frame><text:span text:style-name="T26">;</text:span></text:p>
      <text:p text:style-name="P45"><draw:frame draw:style-name="fr1" draw:name="Объект2" text:anchor-type="as-char" svg:width="2.129cm" svg:height="0.519cm" draw:z-index="1"><draw:object xlink:href="./Object 2" xlink:type="simple" xlink:show="embed" xlink:actuate="onLoad"/><draw:image xlink:href="./ObjectReplacements/Object 2" xlink:type="simple" xlink:show="embed" xlink:actuate="onLoad"/><svg:desc>формула</svg:desc></draw:frame><text:span text:style-name="T26">;</text:span></text:p>
      <text:p text:style-name="P45"><draw:frame draw:style-name="fr1" draw:name="Объект3" text:anchor-type="as-char" svg:width="2.133cm" svg:height="0.519cm" draw:z-index="2"><draw:object xlink:href="./Object 3" xlink:type="simple" xlink:show="embed" xlink:actuate="onLoad"/><draw:image xlink:href="./ObjectReplacements/Object 3" xlink:type="simple" xlink:show="embed" xlink:actuate="onLoad"/><svg:desc>формула</svg:desc></draw:frame><text:span text:style-name="T26">;</text:span></text:p>
      <text:p text:style-name="P45"><draw:frame draw:style-name="fr1" draw:name="Объект4" text:anchor-type="as-char" svg:width="2.088cm" svg:height="0.519cm" draw:z-index="3"><draw:object xlink:href="./Object 4" xlink:type="simple" xlink:show="embed" xlink:actuate="onLoad"/><draw:image xlink:href="./ObjectReplacements/Object 4" xlink:type="simple" xlink:show="embed" xlink:actuate="onLoad"/><svg:desc>формула</svg:desc></draw:frame><text:span text:style-name="T26">;</text:span></text:p>
      <text:p text:style-name="P45"><draw:frame draw:style-name="fr1" draw:name="Объект5" text:anchor-type="as-char" svg:width="1.87cm" svg:height="0.519cm" draw:z-index="4"><draw:object xlink:href="./Object 5" xlink:type="simple" xlink:show="embed" xlink:actuate="onLoad"/><draw:image xlink:href="./ObjectReplacements/Object 5" xlink:type="simple" xlink:show="embed" xlink:actuate="onLoad"/><svg:desc>формула</svg:desc></draw:frame><text:span text:style-name="T26">;</text:span></text:p>
      <text:p text:style-name="P45"><draw:frame draw:style-name="fr1" draw:name="Объект6" text:anchor-type="as-char" svg:width="1.736cm" svg:height="0.506cm" draw:z-index="5"><draw:object xlink:href="./Object 6" xlink:type="simple" xlink:show="embed" xlink:actuate="onLoad"/><draw:image xlink:href="./ObjectReplacements/Object 6" xlink:type="simple" xlink:show="embed" xlink:actuate="onLoad"/><svg:desc>формула</svg:desc></draw:frame><text:span text:style-name="T26">;</text:span></text:p>
      <text:p text:style-name="P43"><draw:frame draw:style-name="fr1" draw:name="Объект7" text:anchor-type="as-char" svg:width="1.739cm" svg:height="0.506cm" draw:z-index="11"><draw:object xlink:href="./Object 7" xlink:type="simple" xlink:show="embed" xlink:actuate="onLoad"/><draw:image xlink:href="./ObjectReplacements/Object 7" xlink:type="simple" xlink:show="embed" xlink:actuate="onLoad"/><svg:desc>формула</svg:desc></draw:frame><text:span text:style-name="T26">;</text:span></text:p>
      <text:p text:style-name="P42"><text:span text:style-name="T26"><text:tab/></text:span></text:p>
      <text:p text:style-name="P42"><text:span text:style-name="T7">178</text:span><text:span text:style-name="T75">10</text:span><text:span text:style-name="T7"> = 0000 0000 0000 0000 0000 0000 1011 0010</text:span><text:span text:style-name="T75">2</text:span><text:span text:style-name="T7">;</text:span></text:p>
      <text:p text:style-name="P44"><text:span text:style-name="T7">2. </text:span><draw:frame draw:style-name="fr1" draw:name="Объект8" text:anchor-type="as-char" svg:width="3.009cm" svg:height="0.506cm" draw:z-index="6"><draw:object xlink:href="./Object 8" xlink:type="simple" xlink:show="embed" xlink:actuate="onLoad"/><draw:image xlink:href="./ObjectReplacements/Object 8" xlink:type="simple" xlink:show="embed" xlink:actuate="onLoad"/><svg:desc>формула</svg:desc></draw:frame><text:span text:style-name="T26">;</text:span></text:p>
      <text:p text:style-name="P45"><draw:frame draw:style-name="fr1" draw:name="Объект9" text:anchor-type="as-char" svg:width="2.953cm" svg:height="0.519cm" draw:z-index="7"><draw:object xlink:href="./Object 9" xlink:type="simple" xlink:show="embed" xlink:actuate="onLoad"/><draw:image xlink:href="./ObjectReplacements/Object 9" xlink:type="simple" xlink:show="embed" xlink:actuate="onLoad"/><svg:desc>формула</svg:desc></draw:frame><text:span text:style-name="T26">;</text:span></text:p>
      <text:p text:style-name="P45"><draw:frame draw:style-name="fr1" draw:name="Объект10" text:anchor-type="as-char" svg:width="2.805cm" svg:height="0.506cm" draw:z-index="8"><draw:object xlink:href="./Object 10" xlink:type="simple" xlink:show="embed" xlink:actuate="onLoad"/><draw:image xlink:href="./ObjectReplacements/Object 10" xlink:type="simple" xlink:show="embed" xlink:actuate="onLoad"/><svg:desc>формула</svg:desc></draw:frame><text:span text:style-name="T26">;</text:span></text:p>
      <text:p text:style-name="P45"><draw:frame draw:style-name="fr1" draw:name="Объект11" text:anchor-type="as-char" svg:width="2.618cm" svg:height="0.506cm" draw:z-index="9"><draw:object xlink:href="./Object 11" xlink:type="simple" xlink:show="embed" xlink:actuate="onLoad"/><draw:image xlink:href="./ObjectReplacements/Object 11" xlink:type="simple" xlink:show="embed" xlink:actuate="onLoad"/><svg:desc>формула</svg:desc></draw:frame><text:span text:style-name="T26">;</text:span></text:p>
      <text:p text:style-name="P45"><draw:frame draw:style-name="fr1" draw:name="Объект12" text:anchor-type="as-char" svg:width="2.602cm" svg:height="0.506cm" draw:z-index="10"><draw:object xlink:href="./Object 12" xlink:type="simple" xlink:show="embed" xlink:actuate="onLoad"/><draw:image xlink:href="./ObjectReplacements/Object 12" xlink:type="simple" xlink:show="embed" xlink:actuate="onLoad"/><svg:desc>формула</svg:desc></draw:frame><text:span text:style-name="T26">;</text:span></text:p>
      <text:p text:style-name="P45"><draw:frame draw:style-name="fr1" draw:name="Объект13" text:anchor-type="as-char" svg:width="2.6cm" svg:height="0.506cm" draw:z-index="12"><draw:object xlink:href="./Object 13" xlink:type="simple" xlink:show="embed" xlink:actuate="onLoad"/><draw:image xlink:href="./ObjectReplacements/Object 13" xlink:type="simple" xlink:show="embed" xlink:actuate="onLoad"/><svg:desc>формула</svg:desc></draw:frame><text:span text:style-name="T26">;</text:span></text:p>
      <text:p text:style-name="P45"><draw:frame draw:style-name="fr1" draw:name="Объект14" text:anchor-type="as-char" svg:width="2.369cm" svg:height="0.506cm" draw:z-index="13"><draw:object xlink:href="./Object 14" xlink:type="simple" xlink:show="embed" xlink:actuate="onLoad"/><draw:image xlink:href="./ObjectReplacements/Object 14" xlink:type="simple" xlink:show="embed" xlink:actuate="onLoad"/><svg:desc>формула</svg:desc></draw:frame><text:span text:style-name="T26">;</text:span></text:p>
      <text:p text:style-name="P45"><draw:frame draw:style-name="fr1" draw:name="Объект15" text:anchor-type="as-char" svg:width="2.159cm" svg:height="0.506cm" draw:z-index="14"><draw:object xlink:href="./Object 15" xlink:type="simple" xlink:show="embed" xlink:actuate="onLoad"/><draw:image xlink:href="./ObjectReplacements/Object 15" xlink:type="simple" xlink:show="embed" xlink:actuate="onLoad"/><svg:desc>формула</svg:desc></draw:frame><text:span text:style-name="T26">;</text:span></text:p>
      <text:p text:style-name="P45"><draw:frame draw:style-name="fr1" draw:name="Объект16" text:anchor-type="as-char" svg:width="2.173cm" svg:height="0.506cm" draw:z-index="15"><draw:object xlink:href="./Object 16" xlink:type="simple" xlink:show="embed" xlink:actuate="onLoad"/><draw:image xlink:href="./ObjectReplacements/Object 16" xlink:type="simple" xlink:show="embed" xlink:actuate="onLoad"/><svg:desc>формула</svg:desc></draw:frame><text:span text:style-name="T26">;</text:span></text:p>
      <text:p text:style-name="P45"><draw:frame draw:style-name="fr1" draw:name="Объект17" text:anchor-type="as-char" svg:width="1.954cm" svg:height="0.506cm" draw:z-index="16"><draw:object xlink:href="./Object 17" xlink:type="simple" xlink:show="embed" xlink:actuate="onLoad"/><draw:image xlink:href="./ObjectReplacements/Object 17" xlink:type="simple" xlink:show="embed" xlink:actuate="onLoad"/><svg:desc>формула</svg:desc></draw:frame><text:span text:style-name="T26">;</text:span></text:p>
      <text:p text:style-name="P45"><draw:frame draw:style-name="fr1" draw:name="Объект18" text:anchor-type="as-char" svg:width="1.744cm" svg:height="0.506cm" draw:z-index="17"><draw:object xlink:href="./Object 18" xlink:type="simple" xlink:show="embed" xlink:actuate="onLoad"/><draw:image xlink:href="./ObjectReplacements/Object 18" xlink:type="simple" xlink:show="embed" xlink:actuate="onLoad"/><svg:desc>формула</svg:desc></draw:frame><text:span text:style-name="T26">;</text:span></text:p>
      <text:p text:style-name="P43"><draw:frame draw:style-name="fr1" draw:name="Объект19" text:anchor-type="as-char" svg:width="1.734cm" svg:height="0.506cm" draw:z-index="18"><draw:object xlink:href="./Object 19" xlink:type="simple" xlink:show="embed" xlink:actuate="onLoad"/><draw:image xlink:href="./ObjectReplacements/Object 19" xlink:type="simple" xlink:show="embed" xlink:actuate="onLoad"/><svg:desc>формула</svg:desc></draw:frame><text:span text:style-name="T26">;</text:span></text:p>
      <text:p text:style-name="P42"><text:span text:style-name="T26">Помним, что отрицательные числа хранятся в дополнительном коде, для этого в полученном двоичном представлении числа меняем единицы на нули и наоборот. Затем прибавляем единицу. Не забываем про знаковый бит в самом начале:</text:span><text:bookmark text:name="_Hlk82424129"/></text:p>
      <text:p text:style-name="P44"><text:span text:style-name="T26">1000 0000 0000 0000 0001 1110 1101 0111;</text:span></text:p>
      <text:p text:style-name="P44"><text:span text:style-name="T26">1111 1111 1111 1111 1110 0001 0010 1000;</text:span></text:p>
      <text:p text:style-name="P42"><text:span text:style-name="T7">-7895</text:span><text:span text:style-name="T75">10</text:span><text:span text:style-name="T7"> = 1111 1111 1111 1111 1110 0001 0010 1001</text:span><text:span text:style-name="T75">2</text:span><text:span text:style-name="T7">;</text:span></text:p>
      <text:p text:style-name="P42"><text:span text:style-name="T14">long double</text:span><text:span text:style-name="T9">:<text:line-break/></text:span><text:span text:style-name="T7">1. Чтобы перевести вещественное число, необходимо вначале перевести его целую, затем дробную части (возьмём точность в 6 знаков):</text:span></text:p>
      <text:p text:style-name="P44"><draw:frame draw:style-name="fr1" draw:name="Объект20" text:anchor-type="as-char" svg:width="2.178cm" svg:height="0.506cm" draw:z-index="19"><draw:object xlink:href="./Object 20" xlink:type="simple" xlink:show="embed" xlink:actuate="onLoad"/><draw:image xlink:href="./ObjectReplacements/Object 20" xlink:type="simple" xlink:show="embed" xlink:actuate="onLoad"/><svg:desc>формула</svg:desc></draw:frame><text:span text:style-name="T26">;<text:tab/><text:tab/></text:span><draw:frame draw:style-name="fr1" draw:name="Объект21" text:anchor-type="as-char" svg:width="1.014cm" svg:height="0.467cm" draw:z-index="20"><draw:object xlink:href="./Object 21" xlink:type="simple" xlink:show="embed" xlink:actuate="onLoad"/><draw:image xlink:href="./ObjectReplacements/Object 21" xlink:type="simple" xlink:show="embed" xlink:actuate="onLoad"/><svg:desc>формула</svg:desc></draw:frame><text:span text:style-name="T26">;</text:span></text:p>
      <text:p text:style-name="P44"><draw:frame draw:style-name="fr1" draw:name="Объект22" text:anchor-type="as-char" svg:width="2.184cm" svg:height="0.506cm" draw:z-index="21"><draw:object xlink:href="./Object 22" xlink:type="simple" xlink:show="embed" xlink:actuate="onLoad"/><draw:image xlink:href="./ObjectReplacements/Object 22" xlink:type="simple" xlink:show="embed" xlink:actuate="onLoad"/><svg:desc>формула</svg:desc></draw:frame><text:span text:style-name="T26">;<text:tab/><text:tab/></text:span><draw:frame draw:style-name="fr1" draw:name="Объект23" text:anchor-type="as-char" svg:width="1.012cm" svg:height="0.467cm" draw:z-index="22"><draw:object xlink:href="./Object 23" xlink:type="simple" xlink:show="embed" xlink:actuate="onLoad"/><draw:image xlink:href="./ObjectReplacements/Object 23" xlink:type="simple" xlink:show="embed" xlink:actuate="onLoad"/><svg:desc>формула</svg:desc></draw:frame><text:span text:style-name="T26">;</text:span></text:p>
      <text:p text:style-name="P44"><draw:frame draw:style-name="fr1" draw:name="Объект24" text:anchor-type="as-char" svg:width="1.916cm" svg:height="0.519cm" draw:z-index="23"><draw:object xlink:href="./Object 24" xlink:type="simple" xlink:show="embed" xlink:actuate="onLoad"/><draw:image xlink:href="./ObjectReplacements/Object 24" xlink:type="simple" xlink:show="embed" xlink:actuate="onLoad"/><svg:desc>формула</svg:desc></draw:frame><text:span text:style-name="T26">;<text:tab/><text:tab/></text:span><draw:frame draw:style-name="fr1" draw:name="Объект25" text:anchor-type="as-char" svg:width="0.991cm" svg:height="0.467cm" draw:z-index="24"><draw:object xlink:href="./Object 25" xlink:type="simple" xlink:show="embed" xlink:actuate="onLoad"/><draw:image xlink:href="./ObjectReplacements/Object 25" xlink:type="simple" xlink:show="embed" xlink:actuate="onLoad"/><svg:desc>формула</svg:desc></draw:frame><text:span text:style-name="T26">;</text:span></text:p>
      <text:p text:style-name="P44"><draw:frame draw:style-name="fr1" draw:name="Объект26" text:anchor-type="as-char" svg:width="1.744cm" svg:height="0.506cm" draw:z-index="25"><draw:object xlink:href="./Object 26" xlink:type="simple" xlink:show="embed" xlink:actuate="onLoad"/><draw:image xlink:href="./ObjectReplacements/Object 26" xlink:type="simple" xlink:show="embed" xlink:actuate="onLoad"/><svg:desc>формула</svg:desc></draw:frame><text:span text:style-name="T26">;<text:tab/><text:tab/><text:tab/></text:span><draw:frame draw:style-name="fr1" draw:name="Объект27" text:anchor-type="as-char" svg:width="1.005cm" svg:height="0.467cm" draw:z-index="26"><draw:object xlink:href="./Object 27" xlink:type="simple" xlink:show="embed" xlink:actuate="onLoad"/><draw:image xlink:href="./ObjectReplacements/Object 27" xlink:type="simple" xlink:show="embed" xlink:actuate="onLoad"/><svg:desc>формула</svg:desc></draw:frame><text:span text:style-name="T26">;</text:span></text:p>
      <text:p text:style-name="P44"><draw:frame draw:style-name="fr1" draw:name="Объект28" text:anchor-type="as-char" svg:width="1.734cm" svg:height="0.506cm" draw:z-index="27"><draw:object xlink:href="./Object 28" xlink:type="simple" xlink:show="embed" xlink:actuate="onLoad"/><draw:image xlink:href="./ObjectReplacements/Object 28" xlink:type="simple" xlink:show="embed" xlink:actuate="onLoad"/><svg:desc>формула</svg:desc></draw:frame><text:span text:style-name="T26">;<text:tab/><text:tab/><text:tab/></text:span><draw:frame draw:style-name="fr1" draw:name="Объект29" text:anchor-type="as-char" svg:width="0.995cm" svg:height="0.467cm" draw:z-index="28"><draw:object xlink:href="./Object 29" xlink:type="simple" xlink:show="embed" xlink:actuate="onLoad"/><draw:image xlink:href="./ObjectReplacements/Object 29" xlink:type="simple" xlink:show="embed" xlink:actuate="onLoad"/><svg:desc>формула</svg:desc></draw:frame><text:span text:style-name="T26">;</text:span></text:p>
      <text:p text:style-name="P44"><text:span text:style-name="T7"><text:tab/></text:span><text:span text:style-name="T26"><text:tab/><text:tab/><text:tab/></text:span><draw:frame draw:style-name="fr1" draw:name="Объект30" text:anchor-type="as-char" svg:width="0.997cm" svg:height="0.467cm" draw:z-index="29"><draw:object xlink:href="./Object 30" xlink:type="simple" xlink:show="embed" xlink:actuate="onLoad"/><draw:image xlink:href="./ObjectReplacements/Object 30" xlink:type="simple" xlink:show="embed" xlink:actuate="onLoad"/><svg:desc>формула</svg:desc></draw:frame><text:span text:style-name="T26">;</text:span></text:p>
      <text:p text:style-name="P42"><text:span text:style-name="T26"><text:tab/><text:tab/><text:tab/><text:tab/></text:span><draw:frame draw:style-name="fr1" draw:name="Объект31" text:anchor-type="as-char" svg:width="0.997cm" svg:height="0.467cm" draw:z-index="30"><draw:object xlink:href="./Object 31" xlink:type="simple" xlink:show="embed" xlink:actuate="onLoad"/><draw:image xlink:href="./ObjectReplacements/Object 31" xlink:type="simple" xlink:show="embed" xlink:actuate="onLoad"/><svg:desc>формула</svg:desc></draw:frame><text:span text:style-name="T26">;</text:span></text:p>
      <text:p text:style-name="P42"><text:span text:style-name="T26">Полученное двоично число приведём к виду </text:span><draw:frame draw:style-name="fr1" draw:name="Объект32" text:anchor-type="as-char" svg:width="1.067cm" svg:height="0.527cm" draw:z-index="31"><draw:object xlink:href="./Object 32" xlink:type="simple" xlink:show="embed" xlink:actuate="onLoad"/><draw:image xlink:href="./ObjectReplacements/Object 32" xlink:type="simple" xlink:show="embed" xlink:actuate="onLoad"/><svg:desc>формула</svg:desc></draw:frame><text:span text:style-name="T26">, где целая часть равна 1</text:span><text:span text:style-name="T76">2</text:span><text:span text:style-name="T26">:</text:span></text:p>
      <text:p text:style-name="P42"><text:span text:style-name="T26">111000.01111 = 1.1100001111*2</text:span><text:span text:style-name="T88">5</text:span><text:span text:style-name="T26">;</text:span></text:p>
      <text:p text:style-name="P42"><text:span text:style-name="T26">Получаем смещённый порядок:</text:span></text:p>
      <text:p text:style-name="P42"><text:span text:style-name="T26">5+127 = 132</text:span><text:span text:style-name="T76">10</text:span><text:span text:style-name="T26"> = 1000 0100;</text:span></text:p>
      <text:p text:style-name="P42"><text:span text:style-name="T26">Запишем полученное число в виде: 1</text:span><text:span text:style-name="T76">й</text:span><text:span text:style-name="T26"> бит – знаковый, 8 бит – порядок, остальные биты – число, учитываем, что целая единица не записывается.</text:span></text:p>
      <text:p text:style-name="P42"><text:span text:style-name="T7">56.48</text:span><text:span text:style-name="T75">10</text:span><text:span text:style-name="T7"> = 0 1000 0100 110 0001 1110 0000 0000 0000</text:span><text:span text:style-name="T75">2</text:span><text:span text:style-name="T7">;</text:span><text:bookmark text:name="_Hlk82424454"/></text:p>
      <text:p text:style-name="P42"><text:span text:style-name="T7">2. </text:span><draw:frame draw:style-name="fr1" draw:name="Объект33" text:anchor-type="as-char" svg:width="2.332cm" svg:height="0.519cm" draw:z-index="32"><draw:object xlink:href="./Object 33" xlink:type="simple" xlink:show="embed" xlink:actuate="onLoad"/><draw:image xlink:href="./ObjectReplacements/Object 33" xlink:type="simple" xlink:show="embed" xlink:actuate="onLoad"/><svg:desc>формула</svg:desc></draw:frame><text:span text:style-name="T26">;<text:tab/><text:tab/></text:span><draw:frame draw:style-name="fr1" draw:name="Объект34" text:anchor-type="as-char" svg:width="1.224cm" svg:height="0.467cm" draw:z-index="33"><draw:object xlink:href="./Object 34" xlink:type="simple" xlink:show="embed" xlink:actuate="onLoad"/><draw:image xlink:href="./ObjectReplacements/Object 34" xlink:type="simple" xlink:show="embed" xlink:actuate="onLoad"/><svg:desc>формула</svg:desc></draw:frame><text:span text:style-name="T26">;</text:span></text:p>
      <text:p text:style-name="P43"><draw:frame draw:style-name="fr1" draw:name="Объект35" text:anchor-type="as-char" svg:width="2.101cm" svg:height="0.519cm" draw:z-index="34"><draw:object xlink:href="./Object 35" xlink:type="simple" xlink:show="embed" xlink:actuate="onLoad"/><draw:image xlink:href="./ObjectReplacements/Object 35" xlink:type="simple" xlink:show="embed" xlink:actuate="onLoad"/><svg:desc>формула</svg:desc></draw:frame><text:span text:style-name="T26">;<text:tab/><text:tab/></text:span><draw:frame draw:style-name="fr1" draw:name="Объект36" text:anchor-type="as-char" svg:width="1.226cm" svg:height="0.467cm" draw:z-index="35"><draw:object xlink:href="./Object 36" xlink:type="simple" xlink:show="embed" xlink:actuate="onLoad"/><draw:image xlink:href="./ObjectReplacements/Object 36" xlink:type="simple" xlink:show="embed" xlink:actuate="onLoad"/><svg:desc>формула</svg:desc></draw:frame><text:span text:style-name="T26">;</text:span></text:p>
      <text:p text:style-name="P43"><draw:frame draw:style-name="fr1" draw:name="Объект37" text:anchor-type="as-char" svg:width="2.097cm" svg:height="0.519cm" draw:z-index="36"><draw:object xlink:href="./Object 37" xlink:type="simple" xlink:show="embed" xlink:actuate="onLoad"/><draw:image xlink:href="./ObjectReplacements/Object 37" xlink:type="simple" xlink:show="embed" xlink:actuate="onLoad"/><svg:desc>формула</svg:desc></draw:frame><text:span text:style-name="T26">;<text:tab/><text:tab/>0|936;</text:span></text:p>
      <text:p text:style-name="P43"><draw:frame draw:style-name="fr1" draw:name="Объект38" text:anchor-type="as-char" svg:width="1.896cm" svg:height="0.519cm" draw:z-index="37"><draw:object xlink:href="./Object 38" xlink:type="simple" xlink:show="embed" xlink:actuate="onLoad"/><draw:image xlink:href="./ObjectReplacements/Object 38" xlink:type="simple" xlink:show="embed" xlink:actuate="onLoad"/><svg:desc>формула</svg:desc></draw:frame><text:span text:style-name="T26">;<text:tab/><text:tab/>1|872;</text:span></text:p>
      <text:p text:style-name="P43"><draw:frame draw:style-name="fr1" draw:name="Объект39" text:anchor-type="as-char" svg:width="1.686cm" svg:height="0.519cm" draw:z-index="38"><draw:object xlink:href="./Object 39" xlink:type="simple" xlink:show="embed" xlink:actuate="onLoad"/><draw:image xlink:href="./ObjectReplacements/Object 39" xlink:type="simple" xlink:show="embed" xlink:actuate="onLoad"/><svg:desc>формула</svg:desc></draw:frame><text:span text:style-name="T26">;<text:tab/><text:tab/>1|744;</text:span></text:p>
      <text:p text:style-name="P43"><text:soft-page-break/><draw:frame draw:style-name="fr1" draw:name="Объект40" text:anchor-type="as-char" svg:width="1.676cm" svg:height="0.519cm" draw:z-index="39"><draw:object xlink:href="./Object 40" xlink:type="simple" xlink:show="embed" xlink:actuate="onLoad"/><draw:image xlink:href="./ObjectReplacements/Object 40" xlink:type="simple" xlink:show="embed" xlink:actuate="onLoad"/><svg:desc>формула</svg:desc></draw:frame><text:span text:style-name="T26">;<text:tab/><text:tab/>1|488;</text:span></text:p>
      <text:p text:style-name="P42"><text:span text:style-name="T7">1111110.00111 = 1.11111000111*2</text:span><text:span text:style-name="T89">6</text:span><text:span text:style-name="T7">;</text:span></text:p>
      <text:p text:style-name="P42"><text:span text:style-name="T7">6+127 = 133</text:span><text:span text:style-name="T75">10</text:span><text:span text:style-name="T7"> = 1000 0101</text:span><text:span text:style-name="T75">2</text:span><text:span text:style-name="T7">;</text:span></text:p>
      <text:p text:style-name="P42"><text:span text:style-name="T7">-126.234</text:span><text:span text:style-name="T75">10</text:span><text:span text:style-name="T7"> = 1 1000 0101 111 1100 0111 0111 1100 0000</text:span><text:span text:style-name="T75">2</text:span><text:span text:style-name="T7">;</text:span></text:p>
      <text:p text:style-name="P20"><text:span text:style-name="T25">int массив [6]:</text:span><text:span text:style-name="T33"><text:line-break/></text:span><text:span text:style-name="T15">1.</text:span><text:span text:style-name="T21"> </text:span><text:span text:style-name="T28">Представление массива </text:span><text:span text:style-name="T20">{0, 1, 2, 3, 4, 5} </text:span><text:span text:style-name="T28">в памяти</text:span><text:span text:style-name="T20">:</text:span></text:p>
      <text:p text:style-name="P26"><text:span text:style-name="T50">0</text:span><text:span text:style-name="T78">10</text:span><text:span text:style-name="T96"> = 0000 0000 0000 0000 0000 0000 0000 0000</text:span><text:span text:style-name="T78">2</text:span></text:p>
      <text:p text:style-name="P51"><text:span text:style-name="T49">1</text:span><text:span text:style-name="T78">10</text:span><text:span text:style-name="T49"> = 0000 0000 0000 0000 0000 0000 0000 0001</text:span><text:span text:style-name="T78">2</text:span></text:p>
      <text:p text:style-name="P26"><text:span text:style-name="T96">2</text:span><text:span text:style-name="T78">10</text:span><text:span text:style-name="T96"> = 0000 0000 0000 0000 0000 0000 0000 0010</text:span><text:span text:style-name="T78">2</text:span></text:p>
      <text:p text:style-name="P51"><text:span text:style-name="T49">3</text:span><text:span text:style-name="T78">10</text:span><text:span text:style-name="T49"> = 0000 0000 0000 0000 0000 0000 0000 0011</text:span><text:span text:style-name="T78">2</text:span></text:p>
      <text:p text:style-name="P26"><text:span text:style-name="T96">4</text:span><text:span text:style-name="T78">10</text:span><text:span text:style-name="T96"> = 0000 0000 0000 0000 0000 0000 0000 0100</text:span><text:span text:style-name="T78">2</text:span></text:p>
      <text:p text:style-name="P51"><text:span text:style-name="T49">5</text:span><text:span text:style-name="T78">10</text:span><text:span text:style-name="T49"> = 0000 0000 0000 0000 0000 0000 0000 0101</text:span><text:span text:style-name="T78">2</text:span></text:p>
      <table:table table:name="Таблица1" table:style-name="Таблица1">
        <table:table-column table:style-name="Таблица1.A"/>
        <table:table-column table:style-name="Таблица1.B"/>
        <table:table-row table:style-name="TableLine2739581691280">
          <table:table-cell table:style-name="Таблица1.A1" office:value-type="string">
            <text:p text:style-name="P62">Адрес в памяти</text:p>
          </table:table-cell>
          <table:table-cell table:style-name="Таблица1.B1" office:value-type="string">
            <text:p text:style-name="P62">Запись в двоичном коде</text:p>
          </table:table-cell>
        </table:table-row>
        <table:table-row table:style-name="TableLine2739581691280">
          <table:table-cell table:style-name="Таблица1.A2" office:value-type="string">
            <text:p text:style-name="P62">ptr + 0 * sizeof(int)</text:p>
          </table:table-cell>
          <table:table-cell table:style-name="Таблица1.B2" office:value-type="string">
            <text:p text:style-name="P62">0000 0000 0000 0000 0000 0000 0000 0000</text:p>
          </table:table-cell>
        </table:table-row>
        <table:table-row table:style-name="TableLine2739581691280">
          <table:table-cell table:style-name="Таблица1.A2" office:value-type="string">
            <text:p text:style-name="P62">ptr + 1 * sizeof(int)</text:p>
          </table:table-cell>
          <table:table-cell table:style-name="Таблица1.B2" office:value-type="string">
            <text:p text:style-name="P62">0000 0000 0000 0000 0000 0000 0000 0001</text:p>
          </table:table-cell>
        </table:table-row>
        <table:table-row table:style-name="TableLine2739581691280">
          <table:table-cell table:style-name="Таблица1.A2" office:value-type="string">
            <text:p text:style-name="P62">ptr + 2 * sizeof(int)</text:p>
          </table:table-cell>
          <table:table-cell table:style-name="Таблица1.B2" office:value-type="string">
            <text:p text:style-name="P62">0000 0000 0000 0000 0000 0000 0000 0010</text:p>
          </table:table-cell>
        </table:table-row>
        <table:table-row table:style-name="TableLine2739581691280">
          <table:table-cell table:style-name="Таблица1.A2" office:value-type="string">
            <text:p text:style-name="P62">ptr + 3 * sizeof(int)</text:p>
          </table:table-cell>
          <table:table-cell table:style-name="Таблица1.B2" office:value-type="string">
            <text:p text:style-name="P62">0000 0000 0000 0000 0000 0000 0000 0011</text:p>
          </table:table-cell>
        </table:table-row>
        <table:table-row table:style-name="TableLine2739581691280">
          <table:table-cell table:style-name="Таблица1.A6" office:value-type="string">
            <text:p text:style-name="P62">ptr + 4 * sizeof(int)</text:p>
          </table:table-cell>
          <table:table-cell table:style-name="Таблица1.B2" office:value-type="string">
            <text:p text:style-name="P62">0000 0000 0000 0000 0000 0000 0000 0100</text:p>
          </table:table-cell>
        </table:table-row>
        <table:table-row table:style-name="TableLine2739581691280">
          <table:table-cell table:style-name="Таблица1.A7" office:value-type="string">
            <text:p text:style-name="P62">ptr + 5 * sizeof(int)</text:p>
          </table:table-cell>
          <table:table-cell table:style-name="Таблица1.B7" office:value-type="string">
            <text:p text:style-name="P62">0000 0000 0000 0000 0000 0000 0000 0101</text:p>
          </table:table-cell>
        </table:table-row>
      </table:table>
      <text:p text:style-name="P24"><text:span text:style-name="T43"/></text:p>
      <text:p text:style-name="P24"><text:span text:style-name="T43"/></text:p>
      <text:p text:style-name="P25"><text:span text:style-name="T40">2. </text:span><text:span text:style-name="T67">Представление массива </text:span><text:span text:style-name="T50">{253, 148, 1111, 777, 321</text:span><text:span text:style-name="T67">, </text:span><text:span text:style-name="T51">999999</text:span><text:span text:style-name="T50">} </text:span><text:span text:style-name="T67">в памяти</text:span><text:span text:style-name="T50">:</text:span></text:p>
      <text:p text:style-name="P27"><text:span text:style-name="T97">253</text:span><text:span text:style-name="T78">10</text:span><text:span text:style-name="T96"> = 0000 0000 0000 0000 0000 0000 1111 1101</text:span><text:span text:style-name="T78">2</text:span></text:p>
      <text:p text:style-name="P52"><text:span text:style-name="T49">1</text:span><text:span text:style-name="T52">48</text:span><text:span text:style-name="T78">10</text:span><text:span text:style-name="T49"> = 0000 0000 0000 0000 0000 0000 1001 0100</text:span><text:span text:style-name="T78">2</text:span></text:p>
      <text:p text:style-name="P27"><text:span text:style-name="T97">1 111</text:span><text:span text:style-name="T78">10</text:span><text:span text:style-name="T96"> = 0000 0000 0000 0000 0000 0100 0101 0111</text:span><text:span text:style-name="T78">2</text:span></text:p>
      <text:p text:style-name="P52"><text:span text:style-name="T52">777</text:span><text:span text:style-name="T78">10</text:span><text:span text:style-name="T49"> = 0000 0000 0000 0000 0000 0011 0000 1001</text:span><text:span text:style-name="T78">2</text:span></text:p>
      <text:p text:style-name="P27"><text:span text:style-name="T97">321</text:span><text:span text:style-name="T78">10</text:span><text:span text:style-name="T96"> = 0000 0000 0000 0000 0000 0001 0100 0001</text:span><text:span text:style-name="T78">2</text:span></text:p>
      <text:p text:style-name="P52"><text:span text:style-name="T52">999 999</text:span><text:span text:style-name="T79">10</text:span><text:span text:style-name="T50"> = 0000 0000 0000 1111 0100 0010 0011 1111</text:span><text:span text:style-name="T79">2</text:span></text:p>
      <table:table table:name="Таблица2" table:style-name="Таблица2">
        <table:table-column table:style-name="Таблица2.A"/>
        <table:table-column table:style-name="Таблица2.B"/>
        <table:table-row table:style-name="TableLine2739782287344">
          <table:table-cell table:style-name="Таблица2.A1" office:value-type="string">
            <text:p text:style-name="P62">Адрес в памяти</text:p>
          </table:table-cell>
          <table:table-cell table:style-name="Таблица2.B1" office:value-type="string">
            <text:p text:style-name="P62">Запись в двоичном коде</text:p>
          </table:table-cell>
        </table:table-row>
        <table:table-row table:style-name="TableLine2739782287344">
          <table:table-cell table:style-name="Таблица2.A2" office:value-type="string">
            <text:p text:style-name="P62">ptr + 0 * sizeof(int)</text:p>
          </table:table-cell>
          <table:table-cell table:style-name="Таблица2.B2" office:value-type="string">
            <text:p text:style-name="P62">0000 0000 0000 0000 0000 0000 1111 1101</text:p>
          </table:table-cell>
        </table:table-row>
        <table:table-row table:style-name="TableLine2739782287344">
          <table:table-cell table:style-name="Таблица2.A2" office:value-type="string">
            <text:p text:style-name="P62">ptr + 1 * sizeof(int)</text:p>
          </table:table-cell>
          <table:table-cell table:style-name="Таблица2.B2" office:value-type="string">
            <text:p text:style-name="P62">0000 0000 0000 0000 0000 0000 1001 0100</text:p>
          </table:table-cell>
        </table:table-row>
        <table:table-row table:style-name="TableLine2739782287344">
          <table:table-cell table:style-name="Таблица2.A2" office:value-type="string">
            <text:p text:style-name="P62">ptr + 2 * sizeof(int)</text:p>
          </table:table-cell>
          <table:table-cell table:style-name="Таблица2.B2" office:value-type="string">
            <text:p text:style-name="P62">0000 0000 0000 0000 0000 0100 0101 0111</text:p>
          </table:table-cell>
        </table:table-row>
        <table:table-row table:style-name="TableLine2739782287344">
          <table:table-cell table:style-name="Таблица2.A2" office:value-type="string">
            <text:p text:style-name="P62">ptr + 3 * sizeof(int)</text:p>
          </table:table-cell>
          <table:table-cell table:style-name="Таблица2.B2" office:value-type="string">
            <text:p text:style-name="P62">0000 0000 0000 0000 0000 0011 0000 1001</text:p>
          </table:table-cell>
        </table:table-row>
        <table:table-row table:style-name="TableLine2739782287344">
          <table:table-cell table:style-name="Таблица2.A6" office:value-type="string">
            <text:p text:style-name="P62">ptr + 4 * sizeof(int)</text:p>
          </table:table-cell>
          <table:table-cell table:style-name="Таблица2.B2" office:value-type="string">
            <text:p text:style-name="P62">0000 0000 0000 0000 0000 0001 0100 0001</text:p>
          </table:table-cell>
        </table:table-row>
        <table:table-row table:style-name="TableLine2739782287344">
          <table:table-cell table:style-name="Таблица2.A7" office:value-type="string">
            <text:p text:style-name="P62">ptr + 5 * sizeof(int)</text:p>
          </table:table-cell>
          <table:table-cell table:style-name="Таблица2.B7" office:value-type="string">
            <text:p text:style-name="P62">0000 0000 0000 1111 0100 0010 0011 1111</text:p>
          </table:table-cell>
        </table:table-row>
      </table:table>
      <text:p text:style-name="P24"><text:span text:style-name="T50"><text:s/></text:span></text:p>
      <text:p text:style-name="P24"><text:span text:style-name="T50"/></text:p>
      <text:p text:style-name="P58"><text:span text:style-name="T9">Задание 4:</text:span></text:p>
      <text:p text:style-name="P58"><text:span text:style-name="T13">int</text:span><text:span text:style-name="T9">:<text:line-break/></text:span><text:span text:style-name="T10">1.</text:span><text:span text:style-name="T7"> Для перевода из десятичной в двоичную целого числа необходимо установить позиции битов справа налево начиная с нулевой. Необходимое десятичное число получится в результате суммы двоек в степени позиций значимых битов.</text:span></text:p>
      <text:p text:style-name="P59"><text:span text:style-name="T26">10110010</text:span><text:span text:style-name="T76">2</text:span><text:span text:style-name="T99"> = 2</text:span><text:span text:style-name="T88">1</text:span><text:span text:style-name="T99">*1 + 2</text:span><text:span text:style-name="T88">4</text:span><text:span text:style-name="T99">*1 + 2</text:span><text:span text:style-name="T88">5</text:span><text:span text:style-name="T99">*1 + 2</text:span><text:span text:style-name="T88">7</text:span><text:span text:style-name="T99">*1 = 2 + 16 + 32 + 128 = </text:span><text:span text:style-name="T101">178</text:span><text:span text:style-name="T77">10</text:span><text:span text:style-name="T100">;</text:span></text:p>
      <text:p text:style-name="P58"><text:span text:style-name="T10">2.</text:span><text:span text:style-name="T7"> Для перевода отрицательного двоичного числа в десятичное, необходимо перевести дополнительный код в прямой, для этого отнимем один бит от исходного числа и инвертируем полученное, помним, что первый бит знаковый.</text:span></text:p>
      <text:p text:style-name="P21"><text:span text:style-name="T11">1</text:span><text:span text:style-name="T26">110 0001 0010 1001</text:span><text:span text:style-name="T76">2</text:span><text:span text:style-name="T26">(ДК) = </text:span><text:span text:style-name="T11">1</text:span><text:span text:style-name="T26">110 0001 0010 1000</text:span><text:span text:style-name="T76">2</text:span><text:span text:style-name="T26">(ОК) = </text:span><text:span text:style-name="T11">1</text:span><text:span text:style-name="T26">001 1110 1101 0111</text:span><text:span text:style-name="T76">2</text:span><text:span text:style-name="T26">(ПК)</text:span></text:p>
      <text:p text:style-name="P58"><text:soft-page-break/><text:span text:style-name="T26">Далее по схеме из пункта 1, не забываем про минус.</text:span></text:p>
      <text:p text:style-name="P59"><text:span text:style-name="T12">1</text:span><text:span text:style-name="T26"> 11111011010111</text:span><text:span text:style-name="T76">2</text:span><text:span text:style-name="T99"> = 1+2+4+16+64+128+512+1024+2048+4096 = </text:span><text:span text:style-name="T101">7895</text:span><text:span text:style-name="T77">10</text:span></text:p>
      <text:p text:style-name="P58"><text:span text:style-name="T16">long double</text:span><text:span text:style-name="T9">:<text:line-break/></text:span><text:span text:style-name="T10">1. </text:span><text:span text:style-name="T7">Чтобы перевести вещественное число из двоичной записи в десятичную, нужно вспомнить, что храниться в каждом из битов. В нашем случае (тип </text:span><text:span text:style-name="T18">float</text:span><text:span text:style-name="T7">) первый бит знаковый, последующие 8 – порядок, остальные 27 – мантиса. Для начала вычислим порядок </text:span><text:span text:style-name="T18">k</text:span><text:span text:style-name="T7">, помним что он хранится в двоичном представлении как 127+</text:span><text:span text:style-name="T18">k</text:span><text:span text:style-name="T7">.</text:span></text:p>
      <text:p text:style-name="P58"><text:span text:style-name="T7">1000 0100</text:span><text:span text:style-name="T75">2</text:span><text:span text:style-name="T7"> = 132 = 127+5; </text:span><text:span text:style-name="T18">k</text:span><text:span text:style-name="T7">=5;</text:span></text:p>
      <text:p text:style-name="P58"><text:span text:style-name="T7">Теперь переведём вещественное число из нормализованного вида в стандартный, помним что мантиса хранится <text:s/>памяти как вещественное число с одним целым. Получим:</text:span></text:p>
      <text:p text:style-name="P58"><text:span text:style-name="T7">1.1100001111*2</text:span><text:span text:style-name="T89">5</text:span><text:span text:style-name="T7">=111000.01111</text:span></text:p>
      <text:p text:style-name="P58"><text:span text:style-name="T7">Знаем, как перевести целую часть:</text:span></text:p>
      <text:p text:style-name="P58"><text:span text:style-name="T7">111000</text:span><text:span text:style-name="T75">2 </text:span><text:span text:style-name="T7">= 8+16+32 = 56</text:span><text:span text:style-name="T75">10</text:span><text:span text:style-name="T7">;</text:span></text:p>
      <text:p text:style-name="P58"><text:span text:style-name="T7">Дробная часть переводится путём сложения числа 0.5 (т.е. </text:span><draw:frame draw:style-name="fr1" draw:name="Объект44" text:anchor-type="as-char" svg:width="0.296cm" svg:height="0.998cm" draw:z-index="40"><draw:object xlink:href="./Object 44" xlink:type="simple" xlink:show="embed" xlink:actuate="onLoad"/><draw:image xlink:href="./ObjectReplacements/Object 44" xlink:type="simple" xlink:show="embed" xlink:actuate="onLoad"/><svg:desc>формула</svg:desc></draw:frame><text:span text:style-name="T7">) в степени позиции значащего бита слева направо, начиная с первой.</text:span></text:p>
      <text:p text:style-name="P58"><text:span text:style-name="T7">0.0111</text:span><text:span text:style-name="T75">2 </text:span><text:span text:style-name="T7">= </text:span><draw:frame draw:style-name="fr1" draw:name="Объект45" text:anchor-type="as-char" svg:width="10.846cm" svg:height="1.058cm" draw:z-index="41"><draw:object xlink:href="./Object 45" xlink:type="simple" xlink:show="embed" xlink:actuate="onLoad"/><draw:image xlink:href="./ObjectReplacements/Object 45" xlink:type="simple" xlink:show="embed" xlink:actuate="onLoad"/><svg:desc>формула</svg:desc></draw:frame><text:span text:style-name="T26">0.46875;</text:span></text:p>
      <text:p text:style-name="P58"><text:span text:style-name="T26">В итоге получим</text:span></text:p>
      <text:p text:style-name="P30"><text:span text:style-name="T7">0 1000 0100 110 0001 1110 0000 0000 0000</text:span><text:span text:style-name="T75">2</text:span><text:span text:style-name="T7"> = 56.46875</text:span></text:p>
      <text:p text:style-name="P58"><text:span text:style-name="T10">2. </text:span><text:span text:style-name="T7">Отрицательное десятичное число переводится абсолютно так же, необходимо лишь помнить про знаковый бит.</text:span></text:p>
      <text:p text:style-name="P58"><text:span text:style-name="T7">В нашем случае:</text:span></text:p>
      <text:p text:style-name="P58"><text:span text:style-name="T7">Порядок: 1000 0101</text:span><text:span text:style-name="T75">2</text:span><text:span text:style-name="T7"> = 133 = 127+6;</text:span></text:p>
      <text:p text:style-name="P58"><text:span text:style-name="T7">1.11111000111011111*2</text:span><text:span text:style-name="T89">6</text:span><text:span text:style-name="T7"> = 1111110.00111011111;</text:span></text:p>
      <text:p text:style-name="P58"><text:span text:style-name="T7">Снизим точность до 6 знаков после запятой.</text:span></text:p>
      <text:p text:style-name="P58"><text:span text:style-name="T7">Как нетрудно было догадаться </text:span><draw:frame draw:style-name="fr1" draw:name="Объект46" text:anchor-type="as-char" svg:width="1.182cm" svg:height="0.998cm" draw:z-index="42"><draw:object xlink:href="./Object 46" xlink:type="simple" xlink:show="embed" xlink:actuate="onLoad"/><draw:image xlink:href="./ObjectReplacements/Object 46" xlink:type="simple" xlink:show="embed" xlink:actuate="onLoad"/><svg:desc>формула</svg:desc></draw:frame><text:span text:style-name="T26">, поэтому получим:</text:span></text:p>
      <text:p text:style-name="P58"><text:span text:style-name="T26">1111110.00111</text:span><text:span text:style-name="T76">2</text:span><text:span text:style-name="T26"> = 2</text:span><text:span text:style-name="T88">6</text:span><text:span text:style-name="T26">*1 + 2</text:span><text:span text:style-name="T88">5</text:span><text:span text:style-name="T26">*1 + 2</text:span><text:span text:style-name="T88">4</text:span><text:span text:style-name="T26">*1 + 2</text:span><text:span text:style-name="T88">3</text:span><text:span text:style-name="T26">*1 + 2</text:span><text:span text:style-name="T88">2</text:span><text:span text:style-name="T26">*1 + 2</text:span><text:span text:style-name="T88">1</text:span><text:span text:style-name="T26">*1 + 2</text:span><text:span text:style-name="T88">0</text:span><text:span text:style-name="T26">*0 + 2</text:span><text:span text:style-name="T88">-1</text:span><text:span text:style-name="T26">*0 + 2</text:span><text:span text:style-name="T88">-2</text:span><text:span text:style-name="T26">*0 + 2</text:span><text:span text:style-name="T88">-3</text:span><text:span text:style-name="T26">*1 +<text:line-break/>+ 2</text:span><text:span text:style-name="T88">-4</text:span><text:span text:style-name="T26">*1 + 2</text:span><text:span text:style-name="T88">-5</text:span><text:span text:style-name="T26">*1 = 64+32+16+8+4+2+0.125+0.0625+0.03125+0.015625=126.234375</text:span><text:span text:style-name="T76">10</text:span><text:span text:style-name="T26">;</text:span></text:p>
      <text:p text:style-name="P58"><text:span text:style-name="T26">Не забываем про знаковый бит. Получим:</text:span></text:p>
      <text:p text:style-name="P58"><text:span text:style-name="T7">1 1000 0101 111 1100 0111 0111 1100 0000</text:span><text:span text:style-name="T75">2 = </text:span><text:span text:style-name="T7">-126.234</text:span><text:span text:style-name="T75">10</text:span><text:span text:style-name="T7">;</text:span></text:p>
      <text:p text:style-name="P60"><text:span text:style-name="T25">int массив [6]:</text:span><text:span text:style-name="T9"><text:line-break/></text:span><text:span text:style-name="T15">1.</text:span><text:span text:style-name="T21"> </text:span><text:span text:style-name="T23">{</text:span><text:span text:style-name="T20">0, 1, 2, 3, 4, 5}:</text:span></text:p>
      <text:p text:style-name="P28"><text:span text:style-name="T96">0000 0000 0000 0000 0000 0000 0000 0000</text:span><text:span text:style-name="T78">2</text:span><text:span text:style-name="T96"> </text:span><text:span text:style-name="T102">= </text:span><text:span text:style-name="T104">0</text:span><text:span text:style-name="T85">10</text:span></text:p>
      <text:p text:style-name="P53"><text:span text:style-name="T49">0000 0000 0000 0000 0000 0000 0000 0001</text:span><text:span text:style-name="T78">2 </text:span><text:span text:style-name="T68">= 2</text:span><text:span text:style-name="T91">0 </text:span><text:span text:style-name="T68">= </text:span><text:span text:style-name="T72">1</text:span><text:span text:style-name="T86">10</text:span></text:p>
      <text:p text:style-name="P29"><text:span text:style-name="T96">0000 0000 0000 0000 0000 0000 0000 0010</text:span><text:span text:style-name="T78">2 </text:span><text:span text:style-name="T102">= 2</text:span><text:span text:style-name="T91">1</text:span><text:span text:style-name="T102"> = </text:span><text:span text:style-name="T104">2</text:span><text:span text:style-name="T86">10</text:span></text:p>
      <text:p text:style-name="P54"><text:span text:style-name="T49">0000 0000 0000 0000 0000 0000 0000 0011</text:span><text:span text:style-name="T78">2</text:span><text:span text:style-name="T49"> </text:span><text:span text:style-name="T68">= 2</text:span><text:span text:style-name="T91">0</text:span><text:span text:style-name="T68">+2</text:span><text:span text:style-name="T91">1</text:span><text:span text:style-name="T68"> = </text:span><text:span text:style-name="T72">3</text:span><text:span text:style-name="T86">10</text:span></text:p>
      <text:p text:style-name="P29"><text:span text:style-name="T96">0000 0000 0000 0000 0000 0000 0000 0100</text:span><text:span text:style-name="T78">2</text:span><text:span text:style-name="T96"> </text:span><text:span text:style-name="T102">= 2</text:span><text:span text:style-name="T91">2</text:span><text:span text:style-name="T102"> = </text:span><text:span text:style-name="T104">4</text:span><text:span text:style-name="T86">10</text:span></text:p>
      <text:p text:style-name="P56"><text:span text:style-name="T69">0</text:span><text:span text:style-name="T66">000 </text:span><text:span text:style-name="T53">0000 0000 0000 0000 0000 0000 0101</text:span><text:span text:style-name="T80">2 </text:span><text:span text:style-name="T69"><text:s/>= 2</text:span><text:span text:style-name="T92">2</text:span><text:span text:style-name="T69">+2</text:span><text:span text:style-name="T92">0</text:span><text:span text:style-name="T69"> =</text:span><text:span text:style-name="T73"> 5</text:span><text:span text:style-name="T86">10</text:span></text:p>
      <text:p text:style-name="P55"><text:span text:style-name="T78"/></text:p>
      <text:p text:style-name="P61"><text:span text:style-name="T7">2. </text:span><text:span text:style-name="T20">{253, 148, 1111, 777, 321</text:span><text:span text:style-name="T28">, </text:span><text:span text:style-name="T22">999999</text:span><text:span text:style-name="T20">}</text:span><text:span text:style-name="T7">:</text:span></text:p>
      <text:p text:style-name="P29"><text:span text:style-name="T96">0000 0000 0000 0000 0000 0000 1111 1101</text:span><text:span text:style-name="T78">2</text:span><text:span text:style-name="T96"> </text:span><text:span text:style-name="T103">= 2</text:span><text:span text:style-name="T92">0</text:span><text:span text:style-name="T103">+2</text:span><text:span text:style-name="T92">2</text:span><text:span text:style-name="T103">+2</text:span><text:span text:style-name="T92">3</text:span><text:span text:style-name="T103">+2</text:span><text:span text:style-name="T92">4</text:span><text:span text:style-name="T103">+2</text:span><text:span text:style-name="T92">5</text:span><text:span text:style-name="T103">+2</text:span><text:span text:style-name="T92">6</text:span><text:span text:style-name="T103">+2</text:span><text:span text:style-name="T92">7</text:span><text:span text:style-name="T103"> = </text:span><text:span text:style-name="T98">253</text:span><text:span text:style-name="T81">10</text:span></text:p>
      <text:p text:style-name="P54"><text:span text:style-name="T49">0000 0000 0000 0000 0000 0000 1001 0100</text:span><text:span text:style-name="T78">2</text:span><text:span text:style-name="T49"> </text:span><text:span text:style-name="T69">= 2</text:span><text:span text:style-name="T92">2</text:span><text:span text:style-name="T69">+2</text:span><text:span text:style-name="T92">4</text:span><text:span text:style-name="T69">+2</text:span><text:span text:style-name="T92">7</text:span><text:span text:style-name="T69"> = </text:span><text:span text:style-name="T46">1</text:span><text:span text:style-name="T47">48</text:span><text:span text:style-name="T81">10</text:span></text:p>
      <text:p text:style-name="P29"><text:span text:style-name="T96">0000 0000 0000 0000 0000 0100 0101 0111</text:span><text:span text:style-name="T78">2</text:span><text:span text:style-name="T96"> </text:span><text:span text:style-name="T103">= 2</text:span><text:span text:style-name="T92">0</text:span><text:span text:style-name="T103">+2</text:span><text:span text:style-name="T92">1</text:span><text:span text:style-name="T103">+2</text:span><text:span text:style-name="T92">2</text:span><text:span text:style-name="T103">+2</text:span><text:span text:style-name="T92">4</text:span><text:span text:style-name="T103">+2</text:span><text:span text:style-name="T92">6</text:span><text:span text:style-name="T103">+2</text:span><text:span text:style-name="T92">10</text:span><text:span text:style-name="T103"> = </text:span><text:span text:style-name="T98">1 111</text:span><text:span text:style-name="T81">10</text:span></text:p>
      <text:p text:style-name="P54"><text:span text:style-name="T49">0000 0000 0000 0000 0000 0011 0000 1001</text:span><text:span text:style-name="T78">2</text:span><text:span text:style-name="T49"> </text:span><text:span text:style-name="T69">= 2</text:span><text:span text:style-name="T92">0</text:span><text:span text:style-name="T69">+2</text:span><text:span text:style-name="T92">3</text:span><text:span text:style-name="T69">+2</text:span><text:span text:style-name="T92">8</text:span><text:span text:style-name="T69">+2</text:span><text:span text:style-name="T92">9</text:span><text:span text:style-name="T69"> = </text:span><text:span text:style-name="T47">777</text:span><text:span text:style-name="T81">10</text:span></text:p>
      <text:p text:style-name="P29"><text:span text:style-name="T96">0000 0000 0000 0000 0000 0001 0100 0001</text:span><text:span text:style-name="T78">2</text:span><text:span text:style-name="T96"> </text:span><text:span text:style-name="T103">= 2</text:span><text:span text:style-name="T92">0</text:span><text:span text:style-name="T103">+2</text:span><text:span text:style-name="T92">6</text:span><text:span text:style-name="T103">+2</text:span><text:span text:style-name="T92">8</text:span><text:span text:style-name="T103"> = </text:span><text:span text:style-name="T98">321</text:span><text:span text:style-name="T81">10</text:span></text:p>
      <text:p text:style-name="P57"><text:span text:style-name="T43">0000 </text:span><text:span text:style-name="T50">0000 0000 1111 0100 0010 0011 1111</text:span><text:span text:style-name="T79">2</text:span><text:span text:style-name="T53"> </text:span><text:span text:style-name="T45">= 2</text:span><text:span text:style-name="T95">0</text:span><text:span text:style-name="T45">+2</text:span><text:span text:style-name="T95">1</text:span><text:span text:style-name="T45">+2</text:span><text:span text:style-name="T95">2</text:span><text:span text:style-name="T45">+2</text:span><text:span text:style-name="T95">3</text:span><text:span text:style-name="T45">+2</text:span><text:span text:style-name="T95">4</text:span><text:span text:style-name="T45">+2</text:span><text:span text:style-name="T95">5</text:span><text:span text:style-name="T45">+2</text:span><text:span text:style-name="T95">9</text:span><text:span text:style-name="T45">+2</text:span><text:span text:style-name="T95">14</text:span><text:span text:style-name="T45">+2</text:span><text:span text:style-name="T95">16</text:span><text:span text:style-name="T43">+2</text:span><text:span text:style-name="T95">17</text:span><text:span text:style-name="T43">+2</text:span><text:span text:style-name="T95">18</text:span><text:span text:style-name="T43">+2</text:span><text:span text:style-name="T95">19</text:span><text:span text:style-name="T45"> = </text:span><text:span text:style-name="T47">999 999</text:span><text:span text:style-name="T82">10</text:span></text:p>
      <text:p text:style-name="P57"><text:span text:style-name="T79"/></text:p>
      <text:p text:style-name="P57"><text:span text:style-name="T79"/></text:p>
      <text:p text:style-name="P57"><text:soft-page-break/><text:span text:style-name="T7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Cambria Math" svg:font-family="'Cambria Math'" style:font-family-generic="roman" style:font-pitch="variable"/>
    <style:font-face style:name="F" svg:font-family="" style:font-family-generic="roman"/>
    <style:font-face style:name="F1" svg:font-family="" style:font-family-generic="system" style:font-pitch="variable"/>
    <style:font-face style:name="JetBrains Mono" svg:font-family="'JetBrains Mono'"/>
    <style:font-face style:name="JetBrains Mono1" svg:font-family="'JetBrains Mono'"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Monospac821 BT" svg:font-family="'Monospac821 BT'" style:font-family-generic="modern" style:font-pitch="fixed"/>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List_20_Paragraph" style:display-name="List Paragraph" style:family="paragraph" style:parent-style-name="Standard" style:default-outline-level="">
      <style:paragraph-properties fo:margin-left="2.457cm" fo:margin-right="0cm" fo:margin-top="0cm" fo:margin-bottom="0cm" style:contextual-spacing="false" fo:line-height="100%" fo:orphans="0" fo:widows="0" fo:text-indent="-0.501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ru" style:country-complex="RU"/>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64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40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29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4.18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5.07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96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85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8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12T09:41:58.820000000</dc:date>
    <meta:editing-duration>PT11H35M15S</meta:editing-duration>
    <meta:editing-cycles>30</meta:editing-cycles>
    <meta:generator>LibreOffice/7.2.0.4$Windows_X86_64 LibreOffice_project/9a9c6381e3f7a62afc1329bd359cc48accb6435b</meta:generator>
    <meta:document-statistic meta:table-count="2" meta:image-count="0" meta:object-count="43" meta:page-count="8" meta:paragraph-count="220" meta:word-count="1715" meta:character-count="10962" meta:non-whitespace-character-count="9460"/>
  </office:meta>
</office:document-meta>
</file>

<file path=Object 1/content.xml><?xml version="1.0" encoding="utf-8"?>
<math xmlns="http://www.w3.org/1998/Math/MathML" display="block">
  <semantics>
    <mrow>
      <mrow>
        <mrow>
          <mn>178</mn>
          <mo stretchy="false">/</mo>
          <mn>2</mn>
        </mrow>
        <mo stretchy="false">=</mo>
        <mn>89</mn>
      </mrow>
      <mrow>
        <mo fence="true" form="prefix" stretchy="true">(</mo>
        <mrow>
          <mn>0</mn>
        </mrow>
        <mo fence="true" form="postfix" stretchy="true">)</mo>
      </mrow>
    </mrow>
    <annotation encoding="StarMath 5.0">{178} / {2} =89  left (0 right )</annotation>
  </semantics>
</math>
</file>

<file path=Object 10/content.xml><?xml version="1.0" encoding="utf-8"?>
<math xmlns="http://www.w3.org/1998/Math/MathML" display="block">
  <semantics>
    <mrow>
      <mrow>
        <mrow>
          <mn>1973</mn>
          <mo stretchy="false">/</mo>
          <mn>2</mn>
        </mrow>
        <mo stretchy="false">=</mo>
        <mn>986</mn>
      </mrow>
      <mrow>
        <mo fence="true" form="prefix" stretchy="false">(</mo>
        <mrow>
          <mn>1</mn>
        </mrow>
        <mo fence="true" form="postfix" stretchy="false">)</mo>
      </mrow>
    </mrow>
    <annotation encoding="StarMath 5.0">{1973} / {2} =986 (1)</annotation>
  </semantics>
</math>
</file>

<file path=Object 11/content.xml><?xml version="1.0" encoding="utf-8"?>
<math xmlns="http://www.w3.org/1998/Math/MathML" display="block">
  <semantics>
    <mrow>
      <mrow>
        <mrow>
          <mn>986</mn>
          <mo stretchy="false">/</mo>
          <mn>2</mn>
        </mrow>
        <mo stretchy="false">=</mo>
        <mn>493</mn>
      </mrow>
      <mrow>
        <mo fence="true" form="prefix" stretchy="false">(</mo>
        <mrow>
          <mn>0</mn>
        </mrow>
        <mo fence="true" form="postfix" stretchy="false">)</mo>
      </mrow>
    </mrow>
    <annotation encoding="StarMath 5.0">{986} / {2} =493 (0)</annotation>
  </semantics>
</math>
</file>

<file path=Object 12/content.xml><?xml version="1.0" encoding="utf-8"?>
<math xmlns="http://www.w3.org/1998/Math/MathML" display="block">
  <semantics>
    <mrow>
      <mrow>
        <mrow>
          <mn>493</mn>
          <mo stretchy="false">/</mo>
          <mn>2</mn>
        </mrow>
        <mo stretchy="false">=</mo>
        <mn>246</mn>
      </mrow>
      <mrow>
        <mo fence="true" form="prefix" stretchy="false">(</mo>
        <mrow>
          <mn>1</mn>
        </mrow>
        <mo fence="true" form="postfix" stretchy="false">)</mo>
      </mrow>
    </mrow>
    <annotation encoding="StarMath 5.0">{493} / {2} =246 (1)</annotation>
  </semantics>
</math>
</file>

<file path=Object 13/content.xml><?xml version="1.0" encoding="utf-8"?>
<math xmlns="http://www.w3.org/1998/Math/MathML" display="block">
  <semantics>
    <mrow>
      <mrow>
        <mrow>
          <mn>246</mn>
          <mo stretchy="false">/</mo>
          <mn>2</mn>
        </mrow>
        <mo stretchy="false">=</mo>
        <mn>123</mn>
      </mrow>
      <mrow>
        <mo fence="true" form="prefix" stretchy="false">(</mo>
        <mrow>
          <mn>0</mn>
        </mrow>
        <mo fence="true" form="postfix" stretchy="false">)</mo>
      </mrow>
    </mrow>
    <annotation encoding="StarMath 5.0">{246} / {2} =123 (0)</annotation>
  </semantics>
</math>
</file>

<file path=Object 14/content.xml><?xml version="1.0" encoding="utf-8"?>
<math xmlns="http://www.w3.org/1998/Math/MathML" display="block">
  <semantics>
    <mrow>
      <mrow>
        <mrow>
          <mn>123</mn>
          <mo stretchy="false">/</mo>
          <mn>2</mn>
        </mrow>
        <mo stretchy="false">=</mo>
        <mn>61</mn>
      </mrow>
      <mrow>
        <mo fence="true" form="prefix" stretchy="false">(</mo>
        <mrow>
          <mn>1</mn>
        </mrow>
        <mo fence="true" form="postfix" stretchy="false">)</mo>
      </mrow>
    </mrow>
    <annotation encoding="StarMath 5.0">{123} / {2} =61 (1)</annotation>
  </semantics>
</math>
</file>

<file path=Object 15/content.xml><?xml version="1.0" encoding="utf-8"?>
<math xmlns="http://www.w3.org/1998/Math/MathML" display="block">
  <semantics>
    <mrow>
      <mrow>
        <mrow>
          <mn>61</mn>
          <mo stretchy="false">/</mo>
          <mn>2</mn>
        </mrow>
        <mo stretchy="false">=</mo>
        <mn>30</mn>
      </mrow>
      <mrow>
        <mo fence="true" form="prefix" stretchy="false">(</mo>
        <mrow>
          <mn>1</mn>
        </mrow>
        <mo fence="true" form="postfix" stretchy="false">)</mo>
      </mrow>
    </mrow>
    <annotation encoding="StarMath 5.0">{61} / {2} =30 (1)</annotation>
  </semantics>
</math>
</file>

<file path=Object 16/content.xml><?xml version="1.0" encoding="utf-8"?>
<math xmlns="http://www.w3.org/1998/Math/MathML" display="block">
  <semantics>
    <mrow>
      <mrow>
        <mrow>
          <mn>30</mn>
          <mo stretchy="false">/</mo>
          <mn>2</mn>
        </mrow>
        <mo stretchy="false">=</mo>
        <mn>15</mn>
      </mrow>
      <mrow>
        <mo fence="true" form="prefix" stretchy="false">(</mo>
        <mrow>
          <mn>0</mn>
        </mrow>
        <mo fence="true" form="postfix" stretchy="false">)</mo>
      </mrow>
    </mrow>
    <annotation encoding="StarMath 5.0">{30} / {2} =15 (0)</annotation>
  </semantics>
</math>
</file>

<file path=Object 17/content.xml><?xml version="1.0" encoding="utf-8"?>
<math xmlns="http://www.w3.org/1998/Math/MathML" display="block">
  <semantics>
    <mrow>
      <mrow>
        <mrow>
          <mn>15</mn>
          <mo stretchy="false">/</mo>
          <mn>2</mn>
        </mrow>
        <mo stretchy="false">=</mo>
        <mn>7</mn>
      </mrow>
      <mrow>
        <mo fence="true" form="prefix" stretchy="false">(</mo>
        <mrow>
          <mn>1</mn>
        </mrow>
        <mo fence="true" form="postfix" stretchy="false">)</mo>
      </mrow>
    </mrow>
    <annotation encoding="StarMath 5.0">{15} / {2} =7 (1)</annotation>
  </semantics>
</math>
</file>

<file path=Object 18/content.xml><?xml version="1.0" encoding="utf-8"?>
<math xmlns="http://www.w3.org/1998/Math/MathML" display="block">
  <semantics>
    <mrow>
      <mrow>
        <mrow>
          <mn>7</mn>
          <mo stretchy="false">/</mo>
          <mn>2</mn>
        </mrow>
        <mo stretchy="false">=</mo>
        <mn>3</mn>
      </mrow>
      <mrow>
        <mo fence="true" form="prefix" stretchy="false">(</mo>
        <mrow>
          <mn>1</mn>
        </mrow>
        <mo fence="true" form="postfix" stretchy="false">)</mo>
      </mrow>
    </mrow>
    <annotation encoding="StarMath 5.0">{7} / {2} =3 (1)</annotation>
  </semantics>
</math>
</file>

<file path=Object 19/content.xml><?xml version="1.0" encoding="utf-8"?>
<math xmlns="http://www.w3.org/1998/Math/MathML" display="block">
  <semantics>
    <mrow>
      <mrow>
        <mrow>
          <mn>3</mn>
          <mo stretchy="false">/</mo>
          <mn>2</mn>
        </mrow>
        <mo stretchy="false">=</mo>
        <mn>1</mn>
      </mrow>
      <mrow>
        <mo fence="true" form="prefix" stretchy="false">(</mo>
        <mrow>
          <mn>1</mn>
        </mrow>
        <mo fence="true" form="postfix" stretchy="false">)</mo>
      </mrow>
    </mrow>
    <annotation encoding="StarMath 5.0">{3} / {2} =1 (1)</annotation>
  </semantics>
</math>
</file>

<file path=Object 2/content.xml><?xml version="1.0" encoding="utf-8"?>
<math xmlns="http://www.w3.org/1998/Math/MathML" display="block">
  <semantics>
    <mrow>
      <mrow>
        <mrow>
          <mn>89</mn>
          <mo stretchy="false">/</mo>
          <mn>2</mn>
        </mrow>
        <mo stretchy="false">=</mo>
        <mn>44</mn>
      </mrow>
      <mrow>
        <mo fence="true" form="prefix" stretchy="true">(</mo>
        <mrow>
          <mn>1</mn>
        </mrow>
        <mo fence="true" form="postfix" stretchy="true">)</mo>
      </mrow>
    </mrow>
    <annotation encoding="StarMath 5.0">{89} / {2} =44  left (1 right )</annotation>
  </semantics>
</math>
</file>

<file path=Object 20/content.xml><?xml version="1.0" encoding="utf-8"?>
<math xmlns="http://www.w3.org/1998/Math/MathML" display="block">
  <semantics>
    <mrow>
      <mrow>
        <mrow>
          <mn>56</mn>
          <mo stretchy="false">/</mo>
          <mn>2</mn>
        </mrow>
        <mo stretchy="false">=</mo>
        <mn>28</mn>
      </mrow>
      <mrow>
        <mo fence="true" form="prefix" stretchy="false">(</mo>
        <mrow>
          <mn>0</mn>
        </mrow>
        <mo fence="true" form="postfix" stretchy="false">)</mo>
      </mrow>
    </mrow>
    <annotation encoding="StarMath 5.0">{56} / {2} =28 (0)</annotation>
  </semantics>
</math>
</file>

<file path=Object 21/content.xml><?xml version="1.0" encoding="utf-8"?>
<math xmlns="http://www.w3.org/1998/Math/MathML" display="block">
  <semantics>
    <mrow>
      <mn>0</mn>
      <mo stretchy="false">∨</mo>
      <mn>48</mn>
    </mrow>
    <annotation encoding="StarMath 5.0">0 |48</annotation>
  </semantics>
</math>
</file>

<file path=Object 22/content.xml><?xml version="1.0" encoding="utf-8"?>
<math xmlns="http://www.w3.org/1998/Math/MathML" display="block">
  <semantics>
    <mrow>
      <mrow>
        <mrow>
          <mn>28</mn>
          <mo stretchy="false">/</mo>
          <mn>2</mn>
        </mrow>
        <mo stretchy="false">=</mo>
        <mn>14</mn>
      </mrow>
      <mrow>
        <mo fence="true" form="prefix" stretchy="false">(</mo>
        <mrow>
          <mn>0</mn>
        </mrow>
        <mo fence="true" form="postfix" stretchy="false">)</mo>
      </mrow>
    </mrow>
    <annotation encoding="StarMath 5.0">{28} / {2} =14 (0)</annotation>
  </semantics>
</math>
</file>

<file path=Object 23/content.xml><?xml version="1.0" encoding="utf-8"?>
<math xmlns="http://www.w3.org/1998/Math/MathML" display="block">
  <semantics>
    <mrow>
      <mn>0</mn>
      <mo stretchy="false">∨</mo>
      <mn>96</mn>
    </mrow>
    <annotation encoding="StarMath 5.0">0|96</annotation>
  </semantics>
</math>
</file>

<file path=Object 24/content.xml><?xml version="1.0" encoding="utf-8"?>
<math xmlns="http://www.w3.org/1998/Math/MathML" display="block">
  <semantics>
    <mrow>
      <mrow>
        <mrow>
          <mn>14</mn>
          <mo stretchy="false">/</mo>
          <mn>2</mn>
        </mrow>
        <mo stretchy="false">=</mo>
        <mn>7</mn>
      </mrow>
      <mrow>
        <mo fence="true" form="prefix" stretchy="true">(</mo>
        <mrow>
          <mn>0</mn>
        </mrow>
        <mo fence="true" form="postfix" stretchy="true">)</mo>
      </mrow>
    </mrow>
    <annotation encoding="StarMath 5.0">{14} / {2} =7  left (0 right )</annotation>
  </semantics>
</math>
</file>

<file path=Object 25/content.xml><?xml version="1.0" encoding="utf-8"?>
<math xmlns="http://www.w3.org/1998/Math/MathML" display="block">
  <semantics>
    <mrow>
      <mn>1</mn>
      <mo stretchy="false">∨</mo>
      <mn>92</mn>
    </mrow>
    <annotation encoding="StarMath 5.0">1|92</annotation>
  </semantics>
</math>
</file>

<file path=Object 26/content.xml><?xml version="1.0" encoding="utf-8"?>
<math xmlns="http://www.w3.org/1998/Math/MathML" display="block">
  <semantics>
    <mrow>
      <mrow>
        <mrow>
          <mn>7</mn>
          <mo stretchy="false">/</mo>
          <mn>2</mn>
        </mrow>
        <mo stretchy="false">=</mo>
        <mn>3</mn>
      </mrow>
      <mrow>
        <mo fence="true" form="prefix" stretchy="false">(</mo>
        <mrow>
          <mn>1</mn>
        </mrow>
        <mo fence="true" form="postfix" stretchy="false">)</mo>
      </mrow>
    </mrow>
    <annotation encoding="StarMath 5.0">{7} / {2} =3 (1)</annotation>
  </semantics>
</math>
</file>

<file path=Object 27/content.xml><?xml version="1.0" encoding="utf-8"?>
<math xmlns="http://www.w3.org/1998/Math/MathML" display="block">
  <semantics>
    <mrow>
      <mn>1</mn>
      <mo stretchy="false">∨</mo>
      <mn>84</mn>
    </mrow>
    <annotation encoding="StarMath 5.0">1|84</annotation>
  </semantics>
</math>
</file>

<file path=Object 28/content.xml><?xml version="1.0" encoding="utf-8"?>
<math xmlns="http://www.w3.org/1998/Math/MathML" display="block">
  <semantics>
    <mrow>
      <mrow>
        <mrow>
          <mn>3</mn>
          <mo stretchy="false">/</mo>
          <mn>2</mn>
        </mrow>
        <mo stretchy="false">=</mo>
        <mn>1</mn>
      </mrow>
      <mrow>
        <mo fence="true" form="prefix" stretchy="false">(</mo>
        <mrow>
          <mn>1</mn>
        </mrow>
        <mo fence="true" form="postfix" stretchy="false">)</mo>
      </mrow>
    </mrow>
    <annotation encoding="StarMath 5.0">{3} / {2} =1 (1)</annotation>
  </semantics>
</math>
</file>

<file path=Object 29/content.xml><?xml version="1.0" encoding="utf-8"?>
<math xmlns="http://www.w3.org/1998/Math/MathML" display="block">
  <semantics>
    <mrow>
      <mn>1</mn>
      <mo stretchy="false">∨</mo>
      <mn>68</mn>
    </mrow>
    <annotation encoding="StarMath 5.0">1|68</annotation>
  </semantics>
</math>
</file>

<file path=Object 3/content.xml><?xml version="1.0" encoding="utf-8"?>
<math xmlns="http://www.w3.org/1998/Math/MathML" display="block">
  <semantics>
    <mrow>
      <mrow>
        <mrow>
          <mn>44</mn>
          <mo stretchy="false">/</mo>
          <mn>2</mn>
        </mrow>
        <mo stretchy="false">=</mo>
        <mn>22</mn>
      </mrow>
      <mrow>
        <mo fence="true" form="prefix" stretchy="true">(</mo>
        <mrow>
          <mn>0</mn>
        </mrow>
        <mo fence="true" form="postfix" stretchy="true">)</mo>
      </mrow>
    </mrow>
    <annotation encoding="StarMath 5.0">{44} / {2} =22  left (0 right )</annotation>
  </semantics>
</math>
</file>

<file path=Object 30/content.xml><?xml version="1.0" encoding="utf-8"?>
<math xmlns="http://www.w3.org/1998/Math/MathML" display="block">
  <semantics>
    <mrow>
      <mn>1</mn>
      <mo stretchy="false">∨</mo>
      <mn>36</mn>
    </mrow>
    <annotation encoding="StarMath 5.0">1|36</annotation>
  </semantics>
</math>
</file>

<file path=Object 31/content.xml><?xml version="1.0" encoding="utf-8"?>
<math xmlns="http://www.w3.org/1998/Math/MathML" display="block">
  <semantics>
    <mrow>
      <mn>0</mn>
      <mo stretchy="false">∨</mo>
      <mn>72</mn>
    </mrow>
    <annotation encoding="StarMath 5.0">0|72</annotation>
  </semantics>
</math>
</file>

<file path=Object 32/content.xml><?xml version="1.0" encoding="utf-8"?>
<math xmlns="http://www.w3.org/1998/Math/MathML" display="block">
  <semantics>
    <mrow>
      <mi>M</mi>
      <mo stretchy="false">∗</mo>
      <msup>
        <mn>2</mn>
        <mi>p</mi>
      </msup>
    </mrow>
    <annotation encoding="StarMath 5.0">M* {2} ^ {p}</annotation>
  </semantics>
</math>
</file>

<file path=Object 33/content.xml><?xml version="1.0" encoding="utf-8"?>
<math xmlns="http://www.w3.org/1998/Math/MathML" display="block">
  <semantics>
    <mrow>
      <mrow>
        <mrow>
          <mn>126</mn>
          <mo stretchy="false">/</mo>
          <mn>2</mn>
        </mrow>
        <mo stretchy="false">=</mo>
        <mn>63</mn>
      </mrow>
      <mrow>
        <mo fence="true" form="prefix" stretchy="true">(</mo>
        <mrow>
          <mn>0</mn>
        </mrow>
        <mo fence="true" form="postfix" stretchy="true">)</mo>
      </mrow>
    </mrow>
    <annotation encoding="StarMath 5.0">{126} / {2} =63  left (0 right )</annotation>
  </semantics>
</math>
</file>

<file path=Object 34/content.xml><?xml version="1.0" encoding="utf-8"?>
<math xmlns="http://www.w3.org/1998/Math/MathML" display="block">
  <semantics>
    <mrow>
      <mn>0</mn>
      <mo stretchy="false">∨</mo>
      <mn>234</mn>
    </mrow>
    <annotation encoding="StarMath 5.0">0|234</annotation>
  </semantics>
</math>
</file>

<file path=Object 35/content.xml><?xml version="1.0" encoding="utf-8"?>
<math xmlns="http://www.w3.org/1998/Math/MathML" display="block">
  <semantics>
    <mrow>
      <mrow>
        <mrow>
          <mn>63</mn>
          <mo stretchy="false">/</mo>
          <mn>2</mn>
        </mrow>
        <mo stretchy="false">=</mo>
        <mn>31</mn>
      </mrow>
      <mrow>
        <mo fence="true" form="prefix" stretchy="true">(</mo>
        <mrow>
          <mn>1</mn>
        </mrow>
        <mo fence="true" form="postfix" stretchy="true">)</mo>
      </mrow>
    </mrow>
    <annotation encoding="StarMath 5.0">{63} / {2} =31  left (1 right )</annotation>
  </semantics>
</math>
</file>

<file path=Object 36/content.xml><?xml version="1.0" encoding="utf-8"?>
<math xmlns="http://www.w3.org/1998/Math/MathML" display="block">
  <semantics>
    <mrow>
      <mn>0</mn>
      <mo stretchy="false">∨</mo>
      <mn>468</mn>
    </mrow>
    <annotation encoding="StarMath 5.0">0|468</annotation>
  </semantics>
</math>
</file>

<file path=Object 37/content.xml><?xml version="1.0" encoding="utf-8"?>
<math xmlns="http://www.w3.org/1998/Math/MathML" display="block">
  <semantics>
    <mrow>
      <mrow>
        <mrow>
          <mn>31</mn>
          <mo stretchy="false">/</mo>
          <mn>2</mn>
        </mrow>
        <mo stretchy="false">=</mo>
        <mn>15</mn>
      </mrow>
      <mrow>
        <mo fence="true" form="prefix" stretchy="true">(</mo>
        <mrow>
          <mn>1</mn>
        </mrow>
        <mo fence="true" form="postfix" stretchy="true">)</mo>
      </mrow>
    </mrow>
    <annotation encoding="StarMath 5.0">{31} / {2} =15  left (1 right )</annotation>
  </semantics>
</math>
</file>

<file path=Object 38/content.xml><?xml version="1.0" encoding="utf-8"?>
<math xmlns="http://www.w3.org/1998/Math/MathML" display="block">
  <semantics>
    <mrow>
      <mrow>
        <mrow>
          <mn>15</mn>
          <mo stretchy="false">/</mo>
          <mn>2</mn>
        </mrow>
        <mo stretchy="false">=</mo>
        <mn>7</mn>
      </mrow>
      <mrow>
        <mo fence="true" form="prefix" stretchy="true">(</mo>
        <mrow>
          <mn>1</mn>
        </mrow>
        <mo fence="true" form="postfix" stretchy="true">)</mo>
      </mrow>
    </mrow>
    <annotation encoding="StarMath 5.0">{15} / {2} =7  left (1 right )</annotation>
  </semantics>
</math>
</file>

<file path=Object 39/content.xml><?xml version="1.0" encoding="utf-8"?>
<math xmlns="http://www.w3.org/1998/Math/MathML" display="block">
  <semantics>
    <mrow>
      <mrow>
        <mrow>
          <mn>7</mn>
          <mo stretchy="false">/</mo>
          <mn>2</mn>
        </mrow>
        <mo stretchy="false">=</mo>
        <mn>3</mn>
      </mrow>
      <mrow>
        <mo fence="true" form="prefix" stretchy="true">(</mo>
        <mrow>
          <mn>1</mn>
        </mrow>
        <mo fence="true" form="postfix" stretchy="true">)</mo>
      </mrow>
    </mrow>
    <annotation encoding="StarMath 5.0">{7} / {2} =3  left (1 right )</annotation>
  </semantics>
</math>
</file>

<file path=Object 4/content.xml><?xml version="1.0" encoding="utf-8"?>
<math xmlns="http://www.w3.org/1998/Math/MathML" display="block">
  <semantics>
    <mrow>
      <mrow>
        <mrow>
          <mn>22</mn>
          <mo stretchy="false">/</mo>
          <mn>2</mn>
        </mrow>
        <mo stretchy="false">=</mo>
        <mn>11</mn>
      </mrow>
      <mrow>
        <mo fence="true" form="prefix" stretchy="true">(</mo>
        <mrow>
          <mn>0</mn>
        </mrow>
        <mo fence="true" form="postfix" stretchy="true">)</mo>
      </mrow>
    </mrow>
    <annotation encoding="StarMath 5.0">{22} / {2} =11  left (0 right )</annotation>
  </semantics>
</math>
</file>

<file path=Object 40/content.xml><?xml version="1.0" encoding="utf-8"?>
<math xmlns="http://www.w3.org/1998/Math/MathML" display="block">
  <semantics>
    <mrow>
      <mrow>
        <mrow>
          <mn>3</mn>
          <mo stretchy="false">/</mo>
          <mn>2</mn>
        </mrow>
        <mo stretchy="false">=</mo>
        <mn>1</mn>
      </mrow>
      <mrow>
        <mo fence="true" form="prefix" stretchy="true">(</mo>
        <mrow>
          <mn>1</mn>
        </mrow>
        <mo fence="true" form="postfix" stretchy="true">)</mo>
      </mrow>
    </mrow>
    <annotation encoding="StarMath 5.0">{3} / {2} =1  left (1 right )</annotation>
  </semantics>
</math>
</file>

<file path=Object 44/content.xml><?xml version="1.0" encoding="utf-8"?>
<math xmlns="http://www.w3.org/1998/Math/MathML" display="block">
  <semantics>
    <mfrac>
      <mn>1</mn>
      <mn>2</mn>
    </mfrac>
    <annotation encoding="StarMath 5.0">{1} over {2}</annotation>
  </semantics>
</math>
</file>

<file path=Object 45/content.xml><?xml version="1.0" encoding="utf-8"?>
<math xmlns="http://www.w3.org/1998/Math/MathML" display="block">
  <semantics>
    <mrow>
      <mrow>
        <mrow>
          <mfrac>
            <mn>1</mn>
            <msup>
              <mn>2</mn>
              <mn>1</mn>
            </msup>
          </mfrac>
          <mo stretchy="false">∗</mo>
          <mn>0</mn>
        </mrow>
        <mo stretchy="false">+</mo>
        <mrow>
          <mfrac>
            <mn>1</mn>
            <msup>
              <mn>2</mn>
              <mn>2</mn>
            </msup>
          </mfrac>
          <mo stretchy="false">∗</mo>
          <mn>1</mn>
        </mrow>
        <mo stretchy="false">+</mo>
        <mrow>
          <mfrac>
            <mn>1</mn>
            <msup>
              <mn>2</mn>
              <mn>3</mn>
            </msup>
          </mfrac>
          <mo stretchy="false">∗</mo>
          <mn>1</mn>
        </mrow>
        <mo stretchy="false">+</mo>
        <mrow>
          <mfrac>
            <mn>1</mn>
            <msup>
              <mn>2</mn>
              <mn>4</mn>
            </msup>
          </mfrac>
          <mo stretchy="false">∗</mo>
          <mn>1</mn>
        </mrow>
      </mrow>
      <mo stretchy="false">=</mo>
      <mrow>
        <mn>0.25</mn>
        <mo stretchy="false">+</mo>
        <mn>0.125</mn>
        <mo stretchy="false">+</mo>
        <mn>0.0625</mn>
        <mo stretchy="false">+</mo>
        <mrow>
          <mo stretchy="false">+</mo>
          <mn>0.03125</mn>
        </mrow>
      </mrow>
      <mo stretchy="false">=</mo>
      <mrow/>
    </mrow>
    <annotation encoding="StarMath 5.0">{1} over {{2} ^ {1}} *0+ {1} over {{2} ^ {2}} *1+ {1} over {{2} ^ {3}} *1+ {1} over {{2} ^ {4}} *1 =0.25+0.125+0.0625++0.03125=</annotation>
  </semantics>
</math>
</file>

<file path=Object 46/content.xml><?xml version="1.0" encoding="utf-8"?>
<math xmlns="http://www.w3.org/1998/Math/MathML" display="block">
  <semantics>
    <mrow>
      <mfrac>
        <mn>1</mn>
        <mn>2</mn>
      </mfrac>
      <mo stretchy="false">=</mo>
      <msup>
        <mn>2</mn>
        <mrow>
          <mo stretchy="false">−</mo>
          <mn>1</mn>
        </mrow>
      </msup>
    </mrow>
    <annotation encoding="StarMath 5.0">{1} over {2} = {2} ^ {-1}</annotation>
  </semantics>
</math>
</file>

<file path=Object 5/content.xml><?xml version="1.0" encoding="utf-8"?>
<math xmlns="http://www.w3.org/1998/Math/MathML" display="block">
  <semantics>
    <mrow>
      <mrow>
        <mrow>
          <mn>11</mn>
          <mo stretchy="false">/</mo>
          <mn>2</mn>
        </mrow>
        <mo stretchy="false">=</mo>
        <mn>5</mn>
      </mrow>
      <mrow>
        <mo fence="true" form="prefix" stretchy="true">(</mo>
        <mrow>
          <mn>1</mn>
        </mrow>
        <mo fence="true" form="postfix" stretchy="true">)</mo>
      </mrow>
    </mrow>
    <annotation encoding="StarMath 5.0">{11} / {2} =5  left (1 right )</annotation>
  </semantics>
</math>
</file>

<file path=Object 6/content.xml><?xml version="1.0" encoding="utf-8"?>
<math xmlns="http://www.w3.org/1998/Math/MathML" display="block">
  <semantics>
    <mrow>
      <mrow>
        <mrow>
          <mn>5</mn>
          <mo stretchy="false">/</mo>
          <mn>2</mn>
        </mrow>
        <mo stretchy="false">=</mo>
        <mn>2</mn>
      </mrow>
      <mrow>
        <mo fence="true" form="prefix" stretchy="false">(</mo>
        <mrow>
          <mn>1</mn>
        </mrow>
        <mo fence="true" form="postfix" stretchy="false">)</mo>
      </mrow>
    </mrow>
    <annotation encoding="StarMath 5.0">{5} / {2} =2 (1)</annotation>
  </semantics>
</math>
</file>

<file path=Object 7/content.xml><?xml version="1.0" encoding="utf-8"?>
<math xmlns="http://www.w3.org/1998/Math/MathML" display="block">
  <semantics>
    <mrow>
      <mrow>
        <mrow>
          <mn>2</mn>
          <mo stretchy="false">/</mo>
          <mn>2</mn>
        </mrow>
        <mo stretchy="false">=</mo>
        <mn>1</mn>
      </mrow>
      <mrow>
        <mo fence="true" form="prefix" stretchy="false">(</mo>
        <mrow>
          <mn>0</mn>
        </mrow>
        <mo fence="true" form="postfix" stretchy="false">)</mo>
      </mrow>
    </mrow>
    <annotation encoding="StarMath 5.0">{2} / {2} =1 (0)</annotation>
  </semantics>
</math>
</file>

<file path=Object 8/content.xml><?xml version="1.0" encoding="utf-8"?>
<math xmlns="http://www.w3.org/1998/Math/MathML" display="block">
  <semantics>
    <mrow>
      <mrow>
        <mrow>
          <mn>7895</mn>
          <mo stretchy="false">/</mo>
          <mn>2</mn>
        </mrow>
        <mo stretchy="false">=</mo>
        <mn>3947</mn>
      </mrow>
      <mrow>
        <mo fence="true" form="prefix" stretchy="false">(</mo>
        <mrow>
          <mn>1</mn>
        </mrow>
        <mo fence="true" form="postfix" stretchy="false">)</mo>
      </mrow>
    </mrow>
    <annotation encoding="StarMath 5.0">{7895} / {2} =3947 (1)</annotation>
  </semantics>
</math>
</file>

<file path=Object 9/content.xml><?xml version="1.0" encoding="utf-8"?>
<math xmlns="http://www.w3.org/1998/Math/MathML" display="block">
  <semantics>
    <mrow>
      <mrow>
        <mrow>
          <mn>3947</mn>
          <mo stretchy="false">/</mo>
          <mn>2</mn>
        </mrow>
        <mo stretchy="false">=</mo>
        <mn>1973</mn>
      </mrow>
      <mrow>
        <mo fence="true" form="prefix" stretchy="true">(</mo>
        <mrow>
          <mn>1</mn>
        </mrow>
        <mo fence="true" form="postfix" stretchy="true">)</mo>
      </mrow>
    </mrow>
    <annotation encoding="StarMath 5.0">{3947} / {2} =1973  left (1 right )</annotation>
  </semantics>
</math>
</file>